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A6800005DCC0000404DC43A206B.wmf" manifest:media-type="image/x-wmf"/>
  <manifest:file-entry manifest:full-path="Pictures/2000004C000069BB000057DA2C12EC36.wmf" manifest:media-type="image/x-wm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4" style:family="graphic" style:parent-style-name="standard">
      <style:graphic-properties draw:stroke="solid" svg:stroke-width="0.022cm" svg:stroke-color="#000000" draw:stroke-linejoin="miter" svg:stroke-linecap="square" draw:fill="solid" draw:fill-color="#00ff00" draw:textarea-horizontal-align="left" draw:textarea-vertical-align="top" draw:auto-grow-height="false" fo:min-height="3.749cm" fo:min-width="2.248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22cm" svg:stroke-color="#000000" draw:stroke-linejoin="miter" svg:stroke-linecap="square" draw:fill="solid" draw:fill-color="#ffff00" draw:textarea-horizontal-align="left" draw:textarea-vertical-align="top" draw:auto-grow-height="false" fo:min-height="0.909cm" fo:min-width="1.665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2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22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solid" draw:fill-color="#000000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" style:family="graphic" style:parent-style-name="standard">
      <style:graphic-properties draw:stroke="solid" svg:stroke-width="0.022cm" svg:stroke-color="#000000" draw:stroke-linejoin="miter" svg:stroke-linecap="square" draw:fill="solid" draw:fill-color="#00ff00" draw:textarea-horizontal-align="left" draw:textarea-vertical-align="top" draw:auto-grow-height="false" fo:min-height="3.749cm" fo:min-width="2.251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2cm" svg:stroke-color="#000000" draw:stroke-linejoin="miter" svg:stroke-linecap="square" draw:fill="solid" draw:fill-color="#ffff00" draw:textarea-horizontal-align="left" draw:textarea-vertical-align="top" draw:auto-grow-height="false" fo:min-height="0.909cm" fo:min-width="1.74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draw:fill="solid" draw:fill-color="#000000" draw:textarea-horizontal-align="left" draw:textarea-vertical-align="top" draw:auto-grow-height="false" fo:min-height="0.044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8" style:family="graphic" style:parent-style-name="standard">
      <style:graphic-properties draw:stroke="solid" svg:stroke-width="0.022cm" svg:stroke-color="#000000" draw:stroke-linejoin="round" svg:stroke-linecap="square" draw:fill="solid" draw:fill-color="#ffff00" draw:textarea-horizontal-align="left" draw:textarea-vertical-align="top" draw:auto-grow-height="false" fo:min-height="0.234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022cm" svg:stroke-color="#000000" draw:stroke-linejoin="miter" svg:stroke-linecap="square" draw:fill="solid" draw:fill-color="#ffff00" draw:textarea-horizontal-align="left" draw:textarea-vertical-align="top" draw:auto-grow-height="false" fo:min-height="0.071cm" fo:min-width="0.876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1" style:family="graphic" style:parent-style-name="standard">
      <style:graphic-properties draw:stroke="none" draw:fill="solid" draw:fill-color="#000000" draw:textarea-horizontal-align="left" draw:textarea-vertical-align="top" draw:auto-grow-height="false" fo:min-height="0.04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6" style:family="graphic" style:parent-style-name="standard">
      <style:graphic-properties draw:stroke="solid" svg:stroke-width="0.022cm" svg:stroke-color="#000000" draw:stroke-linejoin="round" svg:stroke-linecap="square" draw:fill="none" draw:fill-color="#ffffff" draw:textarea-horizontal-align="left" draw:textarea-vertical-align="top" draw:auto-grow-height="false" fo:min-height="0.163cm" fo:min-width="0.118cm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22cm" svg:stroke-color="#000000" draw:stroke-linejoin="round" svg:stroke-linecap="square" draw:fill="none" draw:fill-color="#ffffff" draw:textarea-horizontal-align="left" draw:textarea-vertical-align="top" draw:auto-grow-height="false" fo:min-height="0cm" fo:min-width="0.298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draw:fill="solid" draw:fill-color="#3333cc" draw:textarea-horizontal-align="left" draw:textarea-vertical-align="middle" draw:auto-grow-height="false" fo:min-height="13.141cm" fo:min-width="10.476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13.088cm" fo:min-width="10.476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6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6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6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6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>
      <style:graphic-properties draw:stroke="solid" svg:stroke-width="0.079cm" svg:stroke-color="#ff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5" style:family="graphic" style:parent-style-name="standard">
      <style:graphic-properties draw:stroke="solid" svg:stroke-width="0.079cm" svg:stroke-color="#ff0000" draw:marker-start="" draw:marker-start-width="0.237cm" draw:marker-start-center="false" draw:marker-end="" draw:marker-end-width="0.237cm" draw:marker-end-center="false" svg:stroke-opacity="100%" draw:stroke-linejoin="round" draw:fill="none" draw:fill-color="#ffffff" draw:textarea-horizontal-align="left" draw:textarea-vertical-align="middle" draw:auto-grow-height="false" fo:min-height="2.286cm" fo:min-width="5.921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56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6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standard">
      <style:graphic-properties draw:stroke="solid" svg:stroke-width="0.079cm" svg:stroke-color="#3333cc" draw:marker-end="Arrowheads_20_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0" style:family="graphic" style:parent-style-name="standard">
      <style:graphic-properties draw:stroke="solid" svg:stroke-width="0.079cm" svg:stroke-color="#3333cc" draw:marker-end="Arrowheads_20_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standard">
      <style:graphic-properties draw:stroke="solid" svg:stroke-width="0.079cm" svg:stroke-color="#3333cc" draw:marker-end="Arrowheads_20_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1" style:family="graphic" style:parent-style-name="standard">
      <style:graphic-properties draw:stroke="solid" svg:stroke-width="0.079cm" svg:stroke-color="#ff0000" draw:marker-end="Arrowheads_20_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2" style:family="graphic" style:parent-style-name="standard">
      <style:graphic-properties draw:stroke="none" draw:fill="solid" draw:fill-color="#ffffff" draw:textarea-horizontal-align="left" draw:textarea-vertical-align="middle" draw:auto-grow-height="false" fo:min-height="0.427cm" fo:min-width="0.929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10">
      <style:graphic-properties draw:stroke="none" draw:fill="none" draw:fill-color="#00cc99" draw:textarea-horizontal-align="left" draw:textarea-vertical-align="top" draw:auto-grow-height="false" draw:fit-to-size="shrink-to-fit" fo:min-height="4.185cm" fo:min-width="19.132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5">
      <style:graphic-properties draw:stroke="solid" svg:stroke-width="0.026cm" svg:stroke-color="#ff0000" draw:stroke-linejoin="miter" svg:stroke-linecap="squar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2" style:family="graphic" style:parent-style-name="standard">
      <style:graphic-properties draw:stroke="solid" svg:stroke-width="0.079cm" svg:stroke-color="#3333cc" draw:marker-end="Arrowheads_20_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3" style:family="graphic" style:parent-style-name="standard">
      <style:graphic-properties draw:stroke="solid" svg:stroke-width="0.079cm" svg:stroke-color="#3333cc" draw:marker-end="Arrowheads_20_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4" style:family="graphic" style:parent-style-name="standard">
      <style:graphic-properties draw:stroke="none" draw:fill="solid" draw:fill-color="#ffffff" draw:textarea-horizontal-align="left" draw:textarea-vertical-align="middle" draw:auto-grow-height="false" fo:min-height="0.529cm" fo:min-width="4.549cm" fo:padding-top="0.13cm" fo:padding-bottom="0.13cm" fo:padding-left="0.25cm" fo:padding-right="0.25cm" fo:wrap-option="no-wrap" draw:shadow-color="#808080"/>
    </style:style>
    <style:style style:name="gr85" style:family="graphic" style:parent-style-name="standard">
      <style:graphic-properties draw:stroke="solid" svg:stroke-width="0.079cm" svg:stroke-color="#3333cc" draw:marker-end="Arrowheads_20_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9" style:family="graphic" style:parent-style-name="standard">
      <style:graphic-properties draw:stroke="none" draw:fill="solid" draw:fill-color="#ffffff" draw:textarea-horizontal-align="left" draw:textarea-vertical-align="middle" draw:auto-grow-height="false" fo:min-height="0.428cm" fo:min-width="0.929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3" style:family="graphic" style:parent-style-name="standard">
      <style:graphic-properties draw:stroke="solid" svg:stroke-width="0.079cm" svg:stroke-color="#3333cc" draw:marker-end="Arrowheads_20_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6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>
      <style:graphic-properties draw:stroke="solid" svg:stroke-width="0.079cm" svg:stroke-color="#3333cc" draw:marker-end="Arrowheads_20_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0" style:family="graphic" style:parent-style-name="standard">
      <style:graphic-properties draw:stroke="none" draw:fill="solid" draw:fill-color="#ffffff" draw:textarea-horizontal-align="left" draw:textarea-vertical-align="middle" draw:auto-grow-height="false" fo:min-height="3.409cm" fo:min-width="0.064cm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2" style:family="graphic" style:parent-style-name="standard">
      <style:graphic-properties draw:stroke="solid" svg:stroke-width="0.079cm" svg:stroke-color="#3333cc" draw:marker-end="Arrowheads_20_1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>
      <style:graphic-properties draw:stroke="solid" svg:stroke-width="0.079cm" svg:stroke-color="#3333cc" draw:marker-end="Arrowheads_20_1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5" style:family="graphic" style:parent-style-name="standard">
      <style:graphic-properties draw:stroke="solid" svg:stroke-width="0.079cm" svg:stroke-color="#3333cc" draw:marker-end="Arrowheads_20_1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4" style:family="graphic" style:parent-style-name="standard">
      <style:graphic-properties draw:stroke="solid" svg:stroke-width="0.079cm" svg:stroke-color="#3333cc" draw:marker-end="Arrowheads_20_1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6" style:family="graphic" style:parent-style-name="standard">
      <style:graphic-properties draw:stroke="solid" svg:stroke-width="0.079cm" svg:stroke-color="#3333cc" draw:marker-end="Arrowheads_20_1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9" style:family="graphic" style:parent-style-name="standard">
      <style:graphic-properties draw:stroke="none" draw:fill="solid" draw:fill-color="#ffffff" draw:textarea-horizontal-align="left" draw:textarea-vertical-align="middle" draw:auto-grow-height="false" fo:min-height="3.409cm" fo:min-width="0.065cm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5" style:family="graphic" style:parent-style-name="standard">
      <style:graphic-properties draw:stroke="solid" svg:stroke-width="0.079cm" svg:stroke-color="#3333cc" draw:marker-end="Arrowheads_20_1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6" style:family="graphic" style:parent-style-name="standard">
      <style:graphic-properties draw:stroke="solid" svg:stroke-width="0.079cm" svg:stroke-color="#3333cc" draw:marker-end="Arrowheads_20_1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5" style:family="graphic" style:parent-style-name="standard">
      <style:graphic-properties draw:stroke="solid" svg:stroke-width="0.079cm" svg:stroke-color="#3333cc" draw:marker-end="Arrowheads_20_1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7" style:family="graphic" style:parent-style-name="standard">
      <style:graphic-properties draw:stroke="solid" svg:stroke-width="0.079cm" svg:stroke-color="#3333cc" draw:marker-end="Arrowheads_20_1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1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3" style:family="graphic" style:parent-style-name="standard">
      <style:graphic-properties draw:stroke="solid" svg:stroke-width="0.079cm" svg:stroke-color="#3333cc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4" style:family="graphic" style:parent-style-name="standard" style:list-style-name="L5">
      <style:graphic-properties draw:stroke="solid" svg:stroke-width="0.026cm" svg:stroke-color="#ff0000" draw:stroke-linejoin="miter" svg:stroke-linecap="squar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5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6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stroke="none" draw:fill="none" draw:fill-color="#00cc99" draw:textarea-horizontal-align="left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2.653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1.595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0.907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title">
      <style:graphic-properties draw:stroke="none" draw:fill="none" draw:fill-color="#00cc99" draw:textarea-horizontal-align="left" draw:textarea-vertical-align="middle" draw:auto-grow-height="false" draw:auto-grow-width="false" fo:min-height="1.91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4.557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2.07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5.45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4.77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3.923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title">
      <style:graphic-properties draw:stroke="none" draw:fill="none" draw:fill-color="#00cc99" draw:textarea-horizontal-align="left" draw:textarea-vertical-align="middle" draw:auto-grow-height="false" draw:auto-grow-width="false" fo:min-height="2.255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notes">
      <style:graphic-properties draw:stroke="none" draw:fill="none" draw:fill-color="#00cc99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3.288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90%" fo:text-indent="0cm"/>
    </style:style>
    <style:style style:name="P4" style:family="paragraph">
      <style:paragraph-properties fo:margin-left="0cm" fo:margin-right="0cm" fo:margin-top="0.211cm" fo:margin-bottom="0cm" fo:text-indent="0cm"/>
    </style:style>
    <style:style style:name="P5" style:family="paragraph">
      <style:paragraph-properties fo:margin-left="0cm" fo:margin-right="0cm" fo:margin-top="0.176cm" fo:margin-bottom="0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76cm" fo:margin-bottom="0cm" fo:line-height="90%" fo:text-indent="0cm"/>
    </style:style>
    <style:style style:name="P8" style:family="paragraph">
      <style:paragraph-properties fo:margin-left="0cm" fo:margin-right="0cm" fo:margin-top="0.158cm" fo:margin-bottom="0cm" fo:line-height="90%" fo:text-indent="0cm"/>
    </style:style>
    <style:style style:name="P9" style:family="paragraph">
      <style:paragraph-properties fo:margin-left="0cm" fo:margin-right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11" style:family="paragraph">
      <loext:graphic-properties draw:fill="solid" draw:fill-color="#00ff00"/>
      <style:paragraph-properties style:writing-mode="lr-tb" style:font-independent-line-spacing="true"/>
    </style:style>
    <style:style style:name="P12" style:family="paragraph">
      <loext:graphic-properties draw:fill="solid" draw:fill-color="#ffff00"/>
      <style:paragraph-properties style:writing-mode="lr-tb" style:font-independent-line-spacing="true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loext:graphic-properties draw:fill="solid" draw:fill-color="#000000"/>
      <style:paragraph-properties style:writing-mode="lr-tb" style:font-independent-line-spacing="true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loext:graphic-properties draw:fill="solid" draw:fill-color="#3333cc"/>
      <style:paragraph-properties style:writing-mode="lr-tb" style:font-independent-line-spacing="true"/>
    </style:style>
    <style:style style:name="P17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P18" style:family="paragraph">
      <style:paragraph-properties fo:margin-left="0cm" fo:margin-right="0cm" fo:line-height="100%" fo:text-align="end" fo:text-indent="0cm"/>
    </style:style>
    <style:style style:name="P19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20" style:family="paragraph">
      <style:paragraph-properties fo:margin-left="0cm" fo:margin-right="0cm" fo:line-height="100%" fo:text-indent="0cm"/>
    </style:style>
    <style:style style:name="P21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22" style:family="paragraph">
      <style:paragraph-properties fo:margin-left="0.952cm" fo:margin-right="0cm" fo:margin-top="0.176cm" fo:margin-bottom="0cm" fo:line-height="90%" fo:text-indent="-0.952cm"/>
    </style:style>
    <style:style style:name="P23" style:family="paragraph">
      <loext:graphic-properties draw:fill="solid" draw:fill-color="#ffffff"/>
      <style:paragraph-properties style:writing-mode="lr-tb" style:font-independent-line-spacing="true"/>
    </style:style>
    <style:style style:name="P24" style:family="paragraph">
      <style:paragraph-properties fo:margin-left="0.952cm" fo:margin-right="0cm" fo:margin-top="0.246cm" fo:margin-bottom="0cm" fo:line-height="90%" fo:text-indent="-0.952cm"/>
    </style:style>
    <style:style style:name="P25" style:family="paragraph">
      <style:paragraph-properties fo:margin-left="0cm" fo:margin-right="0cm" fo:margin-top="0.176cm" fo:margin-bottom="0cm" fo:line-height="100%" fo:text-indent="0cm"/>
    </style:style>
    <style:style style:name="P26" style:family="paragraph">
      <loext:graphic-properties draw:fill="none" draw:fill-color="#00cc99"/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27" style:family="paragraph">
      <style:paragraph-properties fo:margin-left="0.952cm" fo:margin-right="0cm" fo:margin-top="0.246cm" fo:margin-bottom="0cm" fo:text-indent="-0.952cm"/>
    </style:style>
    <style:style style:name="P28" style:family="paragraph">
      <style:paragraph-properties fo:margin-left="0cm" fo:margin-right="0cm" fo:margin-top="0.44cm" fo:margin-bottom="0cm" fo:line-height="100%" fo:text-indent="0cm"/>
    </style:style>
    <style:style style:name="P29" style:family="paragraph">
      <style:paragraph-properties fo:margin-left="0cm" fo:margin-right="0cm" fo:margin-top="0.158cm" fo:margin-bottom="0cm" fo:text-indent="0cm"/>
    </style:style>
    <style:style style:name="P30" style:family="paragraph">
      <style:paragraph-properties fo:margin-left="0.952cm" fo:margin-right="0cm" fo:margin-top="0.211cm" fo:margin-bottom="0cm" fo:line-height="90%" fo:text-indent="-0.952cm"/>
    </style:style>
    <style:style style:name="T1" style:family="text">
      <style:text-properties fo:language="es" fo:country="ES" style:language-asian="es" style:country-asian="ES" style:language-complex="es" style:country-complex="ES"/>
    </style:style>
    <style:style style:name="T2" style:family="text">
      <style:text-properties fo:color="#000000" fo:font-size="24pt" fo:language="es" fo:country="ES" style:font-size-asian="24pt" style:language-asian="es" style:country-asian="ES" style:font-size-complex="24pt" style:language-complex="es" style:country-complex="ES"/>
    </style:style>
    <style:style style:name="T3" style:family="text">
      <style:text-properties fo:color="#ff0000" fo:font-size="24pt" fo:language="es" fo:country="ES" style:font-size-asian="24pt" style:language-asian="es" style:country-asian="ES" style:font-size-complex="24pt" style:language-complex="es" style:country-complex="ES"/>
    </style:style>
    <style:style style:name="T4" style:family="text">
      <style:text-properties fo:color="#000000" fo:font-size="20pt" fo:language="es" fo:country="ES" style:font-size-asian="20pt" style:language-asian="es" style:country-asian="ES" style:font-size-complex="20pt" style:language-complex="es" style:country-complex="ES"/>
    </style:style>
    <style:style style:name="T5" style:family="text">
      <style:text-properties fo:font-size="32pt" fo:language="es" fo:country="ES" style:font-size-asian="32pt" style:language-asian="es" style:country-asian="ES" style:font-size-complex="32pt" style:language-complex="es" style:country-complex="ES"/>
    </style:style>
    <style:style style:name="T6" style:family="text">
      <style:text-properties fo:font-size="32pt" fo:language="es" fo:country="ES" style:text-underline-style="none" style:font-size-asian="32pt" style:language-asian="es" style:country-asian="ES" style:font-size-complex="32pt" style:language-complex="es" style:country-complex="ES"/>
    </style:style>
    <style:style style:name="T7" style:family="text">
      <style:text-properties fo:font-size="20pt" fo:language="es" fo:country="ES" style:text-underline-style="none" style:font-size-asian="20pt" style:language-asian="es" style:country-asian="ES" style:font-size-complex="20pt" style:language-complex="es" style:country-complex="ES"/>
    </style:style>
    <style:style style:name="T8" style:family="text">
      <style:text-properties fo:color="#ff0000" fo:font-size="20pt" fo:language="es" fo:country="ES" style:font-size-asian="20pt" style:language-asian="es" style:country-asian="ES" style:font-size-complex="20pt" style:language-complex="es" style:country-complex="ES"/>
    </style:style>
    <style:style style:name="T9" style:family="text">
      <style:text-properties fo:color="#000000" fo:font-size="18pt" fo:language="es" fo:country="ES" style:font-size-asian="18pt" style:language-asian="es" style:country-asian="ES" style:font-size-complex="18pt" style:language-complex="es" style:country-complex="ES"/>
    </style:style>
    <style:style style:name="T10" style:family="text">
      <style:text-properties fo:color="#ff0000" fo:font-size="20pt" fo:language="es" fo:country="ES" fo:font-style="italic" style:font-size-asian="20pt" style:language-asian="es" style:country-asian="ES" style:font-style-asian="italic" style:font-size-complex="20pt" style:language-complex="es" style:country-complex="ES" style:font-style-complex="italic"/>
    </style:style>
    <style:style style:name="T11" style:family="text">
      <style:text-properties fo:color="#ff0000" style:font-name="Arial" fo:font-size="13pt" fo:language="es" fo:country="ES" style:font-size-asian="13pt" style:language-asian="es" style:country-asian="ES" style:font-size-complex="13pt" style:language-complex="es" style:country-complex="ES"/>
    </style:style>
    <style:style style:name="T12" style:family="text">
      <style:text-properties fo:color="#000000" style:font-name="Arial" fo:font-size="13pt" fo:language="es" fo:country="ES" style:font-size-asian="13pt" style:language-asian="es" style:country-asian="ES" style:font-size-complex="13pt" style:language-complex="es" style:country-complex="ES"/>
    </style:style>
    <style:style style:name="T13" style:family="text">
      <style:text-properties fo:color="#000000" style:font-name="Arial" fo:font-size="12pt" fo:language="es" fo:country="ES" style:font-size-asian="12pt" style:language-asian="es" style:country-asian="ES" style:font-size-complex="12pt" style:language-complex="es" style:country-complex="ES"/>
    </style:style>
    <style:style style:name="T14" style:family="text">
      <style:text-properties fo:font-size="36pt" fo:language="es" fo:country="ES" style:font-size-asian="36pt" style:language-asian="es" style:country-asian="ES" style:font-size-complex="36pt" style:language-complex="es" style:country-complex="ES"/>
    </style:style>
    <style:style style:name="T15" style:family="text">
      <style:text-properties style:font-name="Comic Sans MS" fo:font-size="20pt" fo:language="es" fo:country="ES" style:font-size-asian="20pt" style:language-asian="es" style:country-asian="ES" style:font-size-complex="20pt" style:language-complex="es" style:country-complex="ES"/>
    </style:style>
    <style:style style:name="T16" style:family="text">
      <style:text-properties style:font-name="Comic Sans MS" fo:font-size="18pt" fo:language="es" fo:country="ES" style:font-size-asian="18pt" style:language-asian="es" style:country-asian="ES" style:font-size-complex="18pt" style:language-complex="es" style:country-complex="ES"/>
    </style:style>
    <style:style style:name="T17" style:family="text">
      <style:text-properties style:font-name="Comic Sans MS" fo:font-size="16pt" fo:language="es" fo:country="ES" style:font-size-asian="16pt" style:language-asian="es" style:country-asian="ES" style:font-size-complex="16pt" style:language-complex="es" style:country-complex="ES"/>
    </style:style>
    <style:style style:name="T18" style:family="text">
      <style:text-properties style:font-name="Comic Sans MS" fo:font-size="14pt" fo:language="es" fo:country="ES" style:font-size-asian="14pt" style:language-asian="es" style:country-asian="ES" style:font-size-complex="14pt" style:language-complex="es" style:country-complex="ES"/>
    </style:style>
    <style:style style:name="T19" style:family="text">
      <style:text-properties fo:color="#ff0000" fo:font-size="20pt" fo:language="es" fo:country="ES" style:text-underline-style="solid" style:text-underline-width="auto" style:text-underline-color="font-color" style:font-size-asian="20pt" style:language-asian="es" style:country-asian="ES" style:font-size-complex="20pt" style:language-complex="es" style:country-complex="ES"/>
    </style:style>
    <style:style style:name="T20" style:family="text">
      <style:text-properties style:font-name="Arial" fo:font-size="14pt" fo:language="es" fo:country="ES" style:font-size-asian="14pt" style:language-asian="es" style:country-asian="ES" style:font-size-complex="14pt" style:language-complex="es" style:country-complex="ES"/>
    </style:style>
    <style:style style:name="T21" style:family="text">
      <style:text-properties fo:color="#ff0000" style:font-name="Comic Sans MS" fo:font-size="18pt" fo:language="es" fo:country="ES" style:font-size-asian="18pt" style:language-asian="es" style:country-asian="ES" style:font-size-complex="18pt" style:language-complex="es" style:country-complex="ES"/>
    </style:style>
    <style:style style:name="T22" style:family="text">
      <style:text-properties fo:color="#ff0000" fo:font-size="28pt" fo:language="es" fo:country="ES" style:text-underline-style="solid" style:text-underline-width="auto" style:text-underline-color="font-color" style:font-size-asian="28pt" style:language-asian="es" style:country-asian="ES" style:font-size-complex="28pt" style:language-complex="es" style:country-complex="ES"/>
    </style:style>
    <style:style style:name="T23" style:family="text">
      <style:text-properties fo:color="#000000" fo:font-size="28pt" fo:language="es" fo:country="ES" style:font-size-asian="28pt" style:language-asian="es" style:country-asian="ES" style:font-size-complex="28pt" style:language-complex="es" style:country-complex="ES"/>
    </style:style>
    <style:style style:name="T24" style:family="text">
      <style:text-properties fo:color="#3333cc" style:font-name="Courier New"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25" style:family="text">
      <style:text-properties fo:color="#3333cc" fo:font-size="24pt" fo:language="es" fo:country="ES" style:font-size-asian="24pt" style:language-asian="es" style:country-asian="ES" style:font-size-complex="24pt" style:language-complex="es" style:country-complex="ES"/>
    </style:style>
    <style:style style:name="T26" style:family="text">
      <style:text-properties fo:color="#000000" style:font-name="Courier New"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27" style:family="text">
      <style:text-properties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8" style:family="text">
      <style:text-properties style:font-name="Symbol" fo:font-size="20pt" fo:language="en" fo:country="US" fo:font-weight="bold" style:font-name-asian="Symbol" style:font-size-asian="20pt" style:language-asian="en" style:country-asian="US" style:font-weight-asian="bold" style:font-name-complex="Symbol" style:font-size-complex="20pt" style:language-complex="en" style:country-complex="US" style:font-weight-complex="bold"/>
    </style:style>
    <style:style style:name="T29" style:family="text">
      <style:text-properties fo:color="#000000" style:font-name="Comic Sans MS" fo:font-size="20pt" fo:language="es" fo:country="ES" style:font-size-asian="20pt" style:language-asian="es" style:country-asian="ES" style:font-size-complex="20pt" style:language-complex="es" style:country-complex="ES"/>
    </style:style>
    <style:style style:name="T30" style:family="text">
      <style:text-properties fo:color="#000000" style:font-name="Symbol" fo:font-size="20pt" fo:language="es" fo:country="ES" fo:font-weight="bold" style:font-name-asian="Symbol" style:font-size-asian="20pt" style:language-asian="es" style:country-asian="ES" style:font-weight-asian="bold" style:font-name-complex="Symbol" style:font-size-complex="20pt" style:language-complex="es" style:country-complex="ES" style:font-weight-complex="bold"/>
    </style:style>
    <style:style style:name="T31" style:family="text">
      <style:text-properties fo:color="#000000" style:font-name="Courier New"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32" style:family="text">
      <style:text-properties fo:color="#000000" style:font-name="Comic Sans MS" fo:font-size="20pt" fo:language="en" fo:country="US" style:font-size-asian="20pt" style:language-asian="en" style:country-asian="US" style:font-size-complex="20pt" style:language-complex="en" style:country-complex="US"/>
    </style:style>
    <style:style style:name="T33" style:family="text">
      <style:text-properties fo:color="#000000" style:font-name="Courier New" fo:font-size="18pt" fo:language="es" fo:country="ES" fo:font-weight="bold" style:font-size-asian="18pt" style:language-asian="es" style:country-asian="ES" style:font-weight-asian="bold" style:font-size-complex="18pt" style:language-complex="es" style:country-complex="ES" style:font-weight-complex="bold"/>
    </style:style>
    <style:style style:name="T34" style:family="text">
      <style:text-properties style:font-name="Courier New"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35" style:family="text">
      <style:text-properties style:font-name="Symbol" fo:font-size="20pt" fo:language="es" fo:country="ES" fo:font-weight="bold" style:font-name-asian="Symbol" style:font-size-asian="20pt" style:language-asian="es" style:country-asian="ES" style:font-weight-asian="bold" style:font-name-complex="Symbol" style:font-size-complex="20pt" style:language-complex="es" style:country-complex="ES" style:font-weight-complex="bold"/>
    </style:style>
    <style:style style:name="T36" style:family="text">
      <style:text-properties fo:color="#ff0000" style:font-name="Comic Sans MS" fo:font-size="20pt" fo:language="es" fo:country="ES" style:font-size-asian="20pt" style:language-asian="es" style:country-asian="ES" style:font-size-complex="20pt" style:language-complex="es" style:country-complex="ES"/>
    </style:style>
    <style:style style:name="T37" style:family="text">
      <style:text-properties fo:color="#ff0000" fo:font-size="24pt" fo:language="es" fo:country="ES" style:text-underline-style="solid" style:text-underline-width="auto" style:text-underline-color="font-color" style:font-size-asian="24pt" style:language-asian="es" style:country-asian="ES" style:font-size-complex="24pt" style:language-complex="es" style:country-complex="ES"/>
    </style:style>
    <style:style style:name="T38" style:family="text">
      <style:text-properties fo:color="#000000" style:font-name="Courier New" fo:font-size="24pt" fo:language="es" fo:country="ES" style:font-size-asian="24pt" style:language-asian="es" style:country-asian="ES" style:font-size-complex="24pt" style:language-complex="es" style:country-complex="ES"/>
    </style:style>
    <style:style style:name="T39" style:family="text">
      <style:text-properties fo:font-size="28pt" fo:language="es" fo:country="ES" style:font-size-asian="28pt" style:language-asian="es" style:country-asian="ES" style:font-size-complex="28pt" style:language-complex="es" style:country-complex="ES"/>
    </style:style>
    <style:style style:name="T40" style:family="text">
      <style:text-properties style:font-name="Arial" fo:font-size="16pt" fo:language="es" fo:country="ES" style:font-size-asian="16pt" style:language-asian="es" style:country-asian="ES" style:font-size-complex="16pt" style:language-complex="es" style:country-complex="ES"/>
    </style:style>
    <style:style style:name="T41" style:family="text">
      <style:text-properties fo:color="#3333cc" style:font-name="Arial" fo:font-size="16pt" fo:language="es" fo:country="ES" style:font-size-asian="16pt" style:language-asian="es" style:country-asian="ES" style:font-size-complex="16pt" style:language-complex="es" style:country-complex="ES"/>
    </style:style>
    <style:style style:name="T42" style:family="text">
      <style:text-properties fo:color="#ff0000" style:font-name="Arial" fo:font-size="16pt" fo:language="es" fo:country="ES" style:font-size-asian="16pt" style:language-asian="es" style:country-asian="ES" style:font-size-complex="16pt" style:language-complex="es" style:country-complex="ES"/>
    </style:style>
    <style:style style:name="T43" style:family="text">
      <style:text-properties fo:font-size="16pt" fo:language="es" fo:country="ES" style:font-size-asian="16pt" style:language-asian="es" style:country-asian="ES" style:font-size-complex="16pt" style:language-complex="es" style:country-complex="ES"/>
    </style:style>
    <style:style style:name="T44" style:family="text">
      <style:text-properties style:font-name="Comic Sans MS" fo:font-size="18pt" fo:language="es" fo:country="ES" style:text-underline-style="solid" style:text-underline-width="auto" style:text-underline-color="font-color" style:font-size-asian="18pt" style:language-asian="es" style:country-asian="ES" style:font-size-complex="18pt" style:language-complex="es" style:country-complex="ES"/>
    </style:style>
    <style:style style:name="T45" style:family="text">
      <style:text-properties fo:color="#ff0000" style:font-name="Arial" fo:language="es" fo:country="ES" style:language-asian="es" style:country-asian="ES" style:language-complex="es" style:country-complex="ES"/>
    </style:style>
    <style:style style:name="T46" style:family="text">
      <style:text-properties fo:language="es" fo:country="ES" style:text-underline-style="none" style:language-asian="es" style:country-asian="ES" style:language-complex="es" style:country-complex="ES"/>
    </style:style>
    <style:style style:name="T47" style:family="text">
      <style:text-properties fo:font-size="24pt" fo:language="es" fo:country="ES" style:text-underline-style="none" style:font-size-asian="24pt" style:language-asian="es" style:country-asian="ES" style:font-size-complex="24pt" style:language-complex="es" style:country-complex="ES"/>
    </style:style>
    <style:style style:name="T48" style:family="text">
      <style:text-properties style:font-name="Arial" fo:font-size="18pt" fo:language="es" fo:country="ES" style:font-size-asian="18pt" style:language-asian="es" style:country-asian="ES" style:font-size-complex="18pt" style:language-complex="es" style:country-complex="ES"/>
    </style:style>
    <style:style style:name="T49" style:family="text">
      <style:text-properties fo:color="#ff0000" style:font-name="Arial" fo:font-size="18pt" fo:language="es" fo:country="ES" style:font-size-asian="18pt" style:language-asian="es" style:country-asian="ES" style:font-size-complex="18pt" style:language-complex="es" style:country-complex="ES"/>
    </style:style>
    <style:style style:name="T50" style:family="text">
      <style:text-properties style:font-name="Arial" fo:font-size="18pt" fo:language="es" fo:country="ES" fo:font-style="italic" fo:font-weight="bold" style:font-size-asian="18pt" style:language-asian="es" style:country-asian="ES" style:font-style-asian="italic" style:font-weight-asian="bold" style:font-size-complex="18pt" style:language-complex="es" style:country-complex="ES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3333cc" fo:font-size="100%"/>
      </text:list-level-style-number>
    </text:list-style>
    <text:list-style style:name="L2">
      <text:list-level-style-bullet text:level="1" text:bullet-char="">
        <style:list-level-properties text:min-label-width="0.952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2" text:bullet-char="">
        <style:list-level-properties text:space-before="1.27cm" text:min-label-width="0.793cm"/>
        <style:text-properties fo:font-family="ZapfDingbats" style:font-family-generic="decorative" style:font-pitch="variable" style:font-charset="x-symbol" fo:color="#3333cc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2" text:bullet-char="">
        <style:list-level-properties text:space-before="1.27cm" text:min-label-width="0.793cm"/>
        <style:text-properties fo:font-family="ZapfDingbats" style:font-family-generic="decorative" style:font-pitch="variable" style:font-charset="x-symbol" fo:color="#3333cc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3333cc" fo:font-size="85%"/>
      </text:list-level-style-number>
      <text:list-level-style-bullet text:level="2" text:bullet-char="">
        <style:list-level-properties text:space-before="1.27cm" text:min-label-width="0.793cm"/>
        <style:text-properties fo:font-family="ZapfDingbats" style:font-family-generic="decorative" style:font-pitch="variable" style:font-charset="x-symbol" fo:color="#3333cc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">
        <style:list-level-properties text:min-label-width="0.952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Comic Sans MS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2" draw:layer="layout" svg:width="21.59cm" svg:height="3.175cm" svg:x="1.482cm" svg:y="0.634cm" presentation:class="title" presentation:user-transformed="true">
          <draw:text-box>
            <text:list text:style-name="L1">
              <text:list-header>
                <text:p text:style-name="P1"><text:span text:style-name="T1">Capítulo 3: Continuación</text:span></text:p>
              </text:list-header>
            </text:list>
          </draw:text-box>
        </draw:frame>
        <draw:frame presentation:style-name="pr2" draw:text-style-name="P2" draw:layer="layout" svg:width="10.583cm" svg:height="12.912cm" svg:x="1.481cm" svg:y="4.445cm" presentation:class="outline" presentation:user-transformed="true">
          <draw:text-box>
            <text:list text:style-name="L2">
              <text:list-item>
                <text:p text:style-name="P3"><text:span text:style-name="T2">3.1 Servicios de la capa transporte</text:span></text:p>
              </text:list-item>
              <text:list-item>
                <text:p text:style-name="P3"><text:span text:style-name="T2">3.2 Multiplexing y demultiplexing</text:span></text:p>
              </text:list-item>
              <text:list-item>
                <text:p text:style-name="P3"><text:span text:style-name="T2">3.3 Transporte sin conexión: UDP</text:span></text:p>
              </text:list-item>
              <text:list-item>
                <text:p text:style-name="P3"><text:span text:style-name="T2">3.4 Principios de transferencia confiable de datos</text:span></text:p>
              </text:list-item>
            </text:list>
          </draw:text-box>
        </draw:frame>
        <draw:frame presentation:style-name="pr2" draw:text-style-name="P2" draw:layer="layout" svg:width="11.898cm" svg:height="12.912cm" svg:x="11.853cm" svg:y="4.445cm" presentation:class="outline" presentation:user-transformed="true">
          <draw:text-box>
            <text:list text:style-name="L2">
              <text:list-item>
                <text:p text:style-name="P4"><text:span text:style-name="T3">3.5 Transporte orientado a la conexión: TCP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Estructura de un segmento</text:span></text:p>
                  </text:list-item>
                  <text:list-item>
                    <text:p text:style-name="P5"><text:span text:style-name="T4">Transferencia confiable de datos</text:span></text:p>
                  </text:list-item>
                  <text:list-item>
                    <text:p text:style-name="P5"><text:span text:style-name="T4">Control de flujo</text:span></text:p>
                  </text:list-item>
                  <text:list-item>
                    <text:p text:style-name="P5"><text:span text:style-name="T4">Gestión de la conexión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3.6 Principios del control de congestión</text:span></text:p>
              </text:list-item>
              <text:list-item>
                <text:p text:style-name="P4"><text:span text:style-name="T2">3.7 Control de congestión en TCP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2" draw:layer="layout" svg:width="23.469cm" svg:height="3.175cm" svg:x="0.634cm" svg:y="0.634cm" presentation:class="title" presentation:user-transformed="true">
          <draw:text-box>
            <text:list text:style-name="L1">
              <text:list-header>
                <text:p text:style-name="P1"><text:span text:style-name="T5">TCP: Generalidades</text:span><text:span text:style-name="T6"> </text:span><text:span text:style-name="T7">RFCs: 793, 1122, 1323, 2018, 2581</text:span></text:p>
              </text:list-header>
            </text:list>
          </draw:text-box>
        </draw:frame>
        <draw:frame presentation:style-name="pr4" draw:text-style-name="P2" draw:layer="layout" svg:width="10.822cm" svg:height="11.854cm" svg:x="13.361cm" svg:y="3.598cm" presentation:class="outline" presentation:user-transformed="true">
          <draw:text-box>
            <text:list text:style-name="L2">
              <text:list-item>
                <text:p text:style-name="P7"><text:span text:style-name="T8">Transferencia full duplex (dos sentidos)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>Flujo de datos bi-direccionales en la misma conexión</text:span></text:p>
                  </text:list-item>
                  <text:list-item>
                    <text:p text:style-name="P8"><text:span text:style-name="T9">MSS: maximum segment size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8">Orientado a la conexión:</text:span><text:span text:style-name="T4">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>handshaking (intercambio de mensajes de control) inicializa al Tx y Rx antes del intercambio de datos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8">Usa control de flujo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>Tx no sobrecargará al Rx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1.06cm" svg:height="11.166cm" svg:x="1.693cm" svg:y="3.598cm" presentation:class="outline" presentation:user-transformed="true">
          <draw:text-box>
            <text:list text:style-name="L2">
              <text:list-item>
                <text:p text:style-name="P7"><text:span text:style-name="T8">Punto-a punto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>Un Tx y un Rx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8">confiable, en orden </text:span><text:span text:style-name="T10">flujo de byte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>no hay “límites de inicio/término de menaje”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8">Usa pipeline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>El tamaño de la ventana TCP es definido por el control de congestión y control de flujo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0">Usa buffer en Tx &amp; Rx</text:span></text:p>
              </text:list-item>
            </text:list>
          </draw:text-box>
        </draw:frame>
        <draw:g>
          <draw:custom-shape draw:style-name="gr2" draw:text-style-name="P10" draw:layer="layout" svg:width="1.323cm" svg:height="0.551cm" svg:x="0.54cm" svg:y="14.786cm">
            <text:list text:style-name="L4">
              <text:list-header>
                <text:p text:style-name="P9"><text:span text:style-name="T11">socke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0.916cm" svg:height="0.551cm" svg:x="0.739cm" svg:y="15.346cm">
            <text:list text:style-name="L4">
              <text:list-header>
                <text:p text:style-name="P9"><text:span text:style-name="T11">doo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2.748cm" svg:height="4.009cm" svg:x="2.134cm" svg:y="13.82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2" draw:layer="layout" svg:width="2.165cm" svg:height="1.169cm" svg:x="2.43cm" svg:y="15.82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3" draw:layer="layout" svg:x1="1.676cm" svg:y1="15.496cm" svg:x2="1.861cm" svg:y2="15.5cm">
            <text:p/>
          </draw:line>
          <draw:line draw:style-name="gr6" draw:text-style-name="P13" draw:layer="layout" svg:x1="1.976cm" svg:y1="15.496cm" svg:x2="2.161cm" svg:y2="15.5cm">
            <text:p/>
          </draw:line>
          <draw:line draw:style-name="gr6" draw:text-style-name="P13" draw:layer="layout" svg:x1="2.275cm" svg:y1="15.496cm" svg:x2="2.461cm" svg:y2="15.5cm">
            <text:p/>
          </draw:line>
          <draw:line draw:style-name="gr6" draw:text-style-name="P13" draw:layer="layout" svg:x1="2.58cm" svg:y1="15.496cm" svg:x2="2.765cm" svg:y2="15.5cm">
            <text:p/>
          </draw:line>
          <draw:line draw:style-name="gr6" draw:text-style-name="P13" draw:layer="layout" svg:x1="2.88cm" svg:y1="15.496cm" svg:x2="3.065cm" svg:y2="15.5cm">
            <text:p/>
          </draw:line>
          <draw:line draw:style-name="gr6" draw:text-style-name="P13" draw:layer="layout" svg:x1="3.179cm" svg:y1="15.496cm" svg:x2="3.365cm" svg:y2="15.5cm">
            <text:p/>
          </draw:line>
          <draw:line draw:style-name="gr6" draw:text-style-name="P13" draw:layer="layout" svg:x1="3.479cm" svg:y1="15.496cm" svg:x2="3.664cm" svg:y2="15.5cm">
            <text:p/>
          </draw:line>
          <draw:line draw:style-name="gr6" draw:text-style-name="P13" draw:layer="layout" svg:x1="3.779cm" svg:y1="15.496cm" svg:x2="3.964cm" svg:y2="15.5cm">
            <text:p/>
          </draw:line>
          <draw:line draw:style-name="gr6" draw:text-style-name="P13" draw:layer="layout" svg:x1="4.083cm" svg:y1="15.496cm" svg:x2="4.269cm" svg:y2="15.5cm">
            <text:p/>
          </draw:line>
          <draw:line draw:style-name="gr6" draw:text-style-name="P13" draw:layer="layout" svg:x1="4.383cm" svg:y1="15.496cm" svg:x2="4.568cm" svg:y2="15.5cm">
            <text:p/>
          </draw:line>
          <draw:line draw:style-name="gr6" draw:text-style-name="P13" draw:layer="layout" svg:x1="4.683cm" svg:y1="15.496cm" svg:x2="4.868cm" svg:y2="15.5cm">
            <text:p/>
          </draw:line>
          <draw:line draw:style-name="gr6" draw:text-style-name="P13" draw:layer="layout" svg:x1="4.983cm" svg:y1="15.496cm" svg:x2="5.168cm" svg:y2="15.5cm">
            <text:p/>
          </draw:line>
          <draw:line draw:style-name="gr6" draw:text-style-name="P13" draw:layer="layout" svg:x1="5.283cm" svg:y1="15.496cm" svg:x2="5.345cm" svg:y2="15.5cm">
            <text:p/>
          </draw:line>
          <draw:line draw:style-name="gr7" draw:text-style-name="P13" draw:layer="layout" svg:x1="3.51cm" svg:y1="15.165cm" svg:x2="3.515cm" svg:y2="15.624cm">
            <text:p/>
          </draw:line>
          <draw:custom-shape draw:style-name="gr8" draw:text-style-name="P14" draw:layer="layout" svg:width="0.163cm" svg:height="0.233cm" svg:x="3.431cm" svg:y="15.593cm">
            <text:p/>
            <draw:enhanced-geometry svg:viewBox="0 0 37 53" draw:type="non-primitive" draw:enhanced-path="M 37 0  L 18 53  L 0 0  L 37 0  Z N"/>
          </draw:custom-shape>
          <draw:custom-shape draw:style-name="gr9" draw:text-style-name="P10" draw:layer="layout" svg:width="0.916cm" svg:height="0.551cm" svg:x="3.127cm" svg:y="15.897cm">
            <text:list text:style-name="L5">
              <text:list-header>
                <text:p text:style-name="P9"><text:span text:style-name="T12">TC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2.28cm" svg:height="0.551cm" svg:x="2.445cm" svg:y="16.461cm">
            <text:list text:style-name="L5">
              <text:list-header>
                <text:p text:style-name="P9"><text:span text:style-name="T12">send buff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2.751cm" svg:height="4.009cm" svg:x="9.468cm" svg:y="13.82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2" draw:layer="layout" svg:width="2.24cm" svg:height="1.169cm" svg:x="9.732cm" svg:y="15.82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3" draw:layer="layout" svg:x1="9.027cm" svg:y1="15.513cm" svg:x2="9.212cm" svg:y2="15.518cm">
            <text:p/>
          </draw:line>
          <draw:line draw:style-name="gr6" draw:text-style-name="P13" draw:layer="layout" svg:x1="9.331cm" svg:y1="15.513cm" svg:x2="9.516cm" svg:y2="15.518cm">
            <text:p/>
          </draw:line>
          <draw:line draw:style-name="gr6" draw:text-style-name="P13" draw:layer="layout" svg:x1="9.631cm" svg:y1="15.513cm" svg:x2="9.816cm" svg:y2="15.518cm">
            <text:p/>
          </draw:line>
          <draw:line draw:style-name="gr6" draw:text-style-name="P13" draw:layer="layout" svg:x1="9.931cm" svg:y1="15.513cm" svg:x2="10.116cm" svg:y2="15.518cm">
            <text:p/>
          </draw:line>
          <draw:line draw:style-name="gr6" draw:text-style-name="P13" draw:layer="layout" svg:x1="10.231cm" svg:y1="15.513cm" svg:x2="10.416cm" svg:y2="15.518cm">
            <text:p/>
          </draw:line>
          <draw:line draw:style-name="gr6" draw:text-style-name="P13" draw:layer="layout" svg:x1="10.53cm" svg:y1="15.513cm" svg:x2="10.716cm" svg:y2="15.518cm">
            <text:p/>
          </draw:line>
          <draw:line draw:style-name="gr6" draw:text-style-name="P13" draw:layer="layout" svg:x1="10.835cm" svg:y1="15.513cm" svg:x2="11.02cm" svg:y2="15.518cm">
            <text:p/>
          </draw:line>
          <draw:line draw:style-name="gr6" draw:text-style-name="P13" draw:layer="layout" svg:x1="11.135cm" svg:y1="15.513cm" svg:x2="11.32cm" svg:y2="15.518cm">
            <text:p/>
          </draw:line>
          <draw:line draw:style-name="gr6" draw:text-style-name="P13" draw:layer="layout" svg:x1="11.434cm" svg:y1="15.513cm" svg:x2="11.62cm" svg:y2="15.518cm">
            <text:p/>
          </draw:line>
          <draw:line draw:style-name="gr6" draw:text-style-name="P13" draw:layer="layout" svg:x1="11.734cm" svg:y1="15.513cm" svg:x2="11.919cm" svg:y2="15.518cm">
            <text:p/>
          </draw:line>
          <draw:line draw:style-name="gr6" draw:text-style-name="P13" draw:layer="layout" svg:x1="12.034cm" svg:y1="15.513cm" svg:x2="12.219cm" svg:y2="15.518cm">
            <text:p/>
          </draw:line>
          <draw:line draw:style-name="gr6" draw:text-style-name="P13" draw:layer="layout" svg:x1="12.338cm" svg:y1="15.513cm" svg:x2="12.524cm" svg:y2="15.518cm">
            <text:p/>
          </draw:line>
          <draw:line draw:style-name="gr6" draw:text-style-name="P13" draw:layer="layout" svg:x1="12.638cm" svg:y1="15.513cm" svg:x2="12.691cm" svg:y2="15.518cm">
            <text:p/>
          </draw:line>
          <draw:line draw:style-name="gr7" draw:text-style-name="P13" draw:layer="layout" svg:x1="10.839cm" svg:y1="15.43cm" svg:x2="10.844cm" svg:y2="15.826cm">
            <text:p/>
          </draw:line>
          <draw:custom-shape draw:style-name="gr13" draw:text-style-name="P14" draw:layer="layout" svg:width="0.207cm" svg:height="0.304cm" svg:x="10.738cm" svg:y="15.165cm">
            <text:p/>
            <draw:enhanced-geometry svg:viewBox="0 0 47 69" draw:type="non-primitive" draw:enhanced-path="M 0 69  L 23 0  L 47 69  L 0 69  Z N"/>
          </draw:custom-shape>
          <draw:custom-shape draw:style-name="gr14" draw:text-style-name="P10" draw:layer="layout" svg:width="0.916cm" svg:height="0.551cm" svg:x="10.456cm" svg:y="15.897cm">
            <text:list text:style-name="L5">
              <text:list-header>
                <text:p text:style-name="P9"><text:span text:style-name="T12">TC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10" draw:layer="layout" svg:width="2.762cm" svg:height="0.551cm" svg:x="9.541cm" svg:y="16.461cm">
            <text:list text:style-name="L5">
              <text:list-header>
                <text:p text:style-name="P9"><text:span text:style-name="T12">receive buff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1.323cm" svg:height="0.551cm" svg:x="12.777cm" svg:y="14.931cm">
            <text:list text:style-name="L4">
              <text:list-header>
                <text:p text:style-name="P9"><text:span text:style-name="T11">socke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0.916cm" svg:height="0.551cm" svg:x="12.976cm" svg:y="15.496cm">
            <text:list text:style-name="L4">
              <text:list-header>
                <text:p text:style-name="P9"><text:span text:style-name="T11">doo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8" draw:text-style-name="P12" draw:layer="layout" svg:width="0.344cm" svg:height="0.494cm" svg:x="4.313cm" svg:y="17.171cm">
            <text:p/>
            <draw:enhanced-geometry svg:viewBox="0 0 78 112" draw:type="non-primitive" draw:enhanced-path="M 0 56  L 1 39  L 6 25  L 13 13  L 23 4  L 33 0  L 45 0  L 55 4  L 64 13  L 72 25  L 76 39  L 78 56  L 76 71  L 72 87  L 64 98  L 55 107  L 45 112  L 33 112  L 23 107  L 13 98  L 6 87  L 1 71  L 0 56  Z N"/>
          </draw:custom-shape>
          <draw:custom-shape draw:style-name="gr18" draw:text-style-name="P12" draw:layer="layout" svg:width="0.344cm" svg:height="0.494cm" svg:x="9.697cm" svg:y="17.171cm">
            <text:p/>
            <draw:enhanced-geometry svg:viewBox="0 0 78 112" draw:type="non-primitive" draw:enhanced-path="M 0 56  L 1 39  L 6 25  L 13 13  L 22 4  L 33 0  L 44 0  L 55 4  L 64 13  L 71 25  L 76 39  L 78 56  L 76 71  L 71 87  L 64 98  L 55 107  L 44 112  L 33 112  L 22 107  L 13 98  L 6 87  L 1 71  L 0 56  Z N"/>
          </draw:custom-shape>
          <draw:line draw:style-name="gr7" draw:text-style-name="P13" draw:layer="layout" svg:x1="4.542cm" svg:y1="17.167cm" svg:x2="9.812cm" svg:y2="17.171cm">
            <text:p/>
          </draw:line>
          <draw:line draw:style-name="gr7" draw:text-style-name="P13" draw:layer="layout" svg:x1="4.542cm" svg:y1="17.665cm" svg:x2="9.812cm" svg:y2="17.67cm">
            <text:p/>
          </draw:line>
          <draw:custom-shape draw:style-name="gr19" draw:text-style-name="P12" draw:layer="layout" svg:width="1.376cm" svg:height="0.331cm" svg:x="6.487cm" svg:y="17.2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0" draw:layer="layout" svg:width="1.632cm" svg:height="0.508cm" svg:x="6.414cm" svg:y="17.167cm">
            <text:list text:style-name="L5">
              <text:list-header>
                <text:p text:style-name="P9"><text:span text:style-name="T13">segmen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7" draw:text-style-name="P13" draw:layer="layout" svg:x1="8.092cm" svg:y1="17.418cm" svg:x2="8.37cm" svg:y2="17.423cm">
            <text:p/>
          </draw:line>
          <draw:custom-shape draw:style-name="gr21" draw:text-style-name="P14" draw:layer="layout" svg:width="0.207cm" svg:height="0.3cm" svg:x="8.343cm" svg:y="17.268cm">
            <text:p/>
            <draw:enhanced-geometry svg:viewBox="0 0 47 68" draw:type="non-primitive" draw:enhanced-path="M 0 0  L 47 34  L 0 68  L 0 0  Z N"/>
          </draw:custom-shape>
          <draw:custom-shape draw:style-name="gr22" draw:text-style-name="P10" draw:layer="layout" svg:width="2.186cm" svg:height="0.551cm" svg:x="2.602cm" svg:y="13.974cm">
            <text:list text:style-name="L5">
              <text:list-header>
                <text:p text:style-name="P9"><text:span text:style-name="T12">applica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2.212cm" svg:height="0.551cm" svg:x="2.585cm" svg:y="14.539cm">
            <text:list text:style-name="L5">
              <text:list-header>
                <text:p text:style-name="P9"><text:span text:style-name="T12">writes dat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2.186cm" svg:height="0.551cm" svg:x="9.953cm" svg:y="13.97cm">
            <text:list text:style-name="L5">
              <text:list-header>
                <text:p text:style-name="P9"><text:span text:style-name="T12">applica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5" draw:text-style-name="P10" draw:layer="layout" svg:width="2.161cm" svg:height="0.551cm" svg:x="9.853cm" svg:y="14.579cm">
            <text:list text:style-name="L5">
              <text:list-header>
                <text:p text:style-name="P9"><text:span text:style-name="T12">reads dat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15" draw:layer="layout" svg:width="0.618cm" svg:height="0.423cm" svg:x="3.51cm" svg:y="16.995cm">
            <text:p/>
            <draw:enhanced-geometry svg:viewBox="0 0 140 96" draw:type="non-primitive" draw:enhanced-path="M 0 0  L 0 96  L 140 96  N"/>
          </draw:custom-shape>
          <draw:custom-shape draw:style-name="gr21" draw:text-style-name="P14" draw:layer="layout" svg:width="0.208cm" svg:height="0.3cm" svg:x="4.105cm" svg:y="17.268cm">
            <text:p/>
            <draw:enhanced-geometry svg:viewBox="0 0 47 68" draw:type="non-primitive" draw:enhanced-path="M 0 0  L 47 34  L 0 68  L 0 0  Z N"/>
          </draw:custom-shape>
          <draw:custom-shape draw:style-name="gr27" draw:text-style-name="P15" draw:layer="layout" svg:width="0.798cm" svg:height="0.15cm" svg:x="10.041cm" svg:y="17.268cm">
            <text:p/>
            <draw:enhanced-geometry svg:viewBox="0 0 181 34" draw:type="non-primitive" draw:enhanced-path="M 0 34  L 181 34  L 181 0  N"/>
          </draw:custom-shape>
          <draw:custom-shape draw:style-name="gr13" draw:text-style-name="P14" draw:layer="layout" svg:width="0.207cm" svg:height="0.304cm" svg:x="10.738cm" svg:y="16.995cm">
            <text:p/>
            <draw:enhanced-geometry svg:viewBox="0 0 47 69" draw:type="non-primitive" draw:enhanced-path="M 0 69  L 23 0  L 47 69  L 0 69  Z N"/>
          </draw:custom-shape>
        </draw:g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6" draw:text-style-name="P2" draw:layer="layout" svg:width="21.59cm" svg:height="2.17cm" svg:x="1.482cm" svg:y="0.529cm" presentation:class="title" presentation:user-transformed="true">
          <draw:text-box>
            <text:list text:style-name="L1">
              <text:list-header>
                <text:p text:style-name="P1"><text:span text:style-name="T14">Estructura de un segmento TCP</text:span></text:p>
              </text:list-header>
            </text:list>
          </draw:text-box>
        </draw:frame>
        <draw:g>
          <draw:custom-shape draw:style-name="gr28" draw:text-style-name="P16" draw:layer="layout" svg:width="10.976cm" svg:height="13.401cm" svg:x="8.012cm" svg:y="4.10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7" draw:layer="layout" svg:width="10.976cm" svg:height="13.348cm" svg:x="7.774cm" svg:y="4.423cm">
            <text:list text:style-name="">
              <text:list-header>
                <text:p><text:span text:style-name="T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0" draw:text-style-name="P10" draw:layer="layout" svg:width="6.128cm" svg:height="1.108cm" svg:x="7.429cm" svg:y="4.326cm">
            <text:list text:style-name="L6">
              <text:list-header>
                <text:p text:style-name="P9"><text:span text:style-name="T15"># puerto orige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" draw:text-style-name="P10" draw:layer="layout" svg:width="5.629cm" svg:height="1.108cm" svg:x="13.116cm" svg:y="4.339cm">
            <text:list text:style-name="L6">
              <text:list-header>
                <text:p text:style-name="P9"><text:span text:style-name="T15"># puerto dest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2" draw:text-style-name="P13" draw:layer="layout" svg:x1="7.783cm" svg:y1="5.464cm" svg:x2="18.746cm" svg:y2="5.477cm">
            <text:p/>
          </draw:line>
          <draw:line draw:style-name="gr32" draw:text-style-name="P13" draw:layer="layout" svg:x1="7.766cm" svg:y1="6.518cm" svg:x2="18.741cm" svg:y2="6.518cm">
            <text:p/>
          </draw:line>
          <draw:line draw:style-name="gr32" draw:text-style-name="P13" draw:layer="layout" svg:x1="13.172cm" svg:y1="5.511cm" svg:x2="13.172cm" svg:y2="4.422cm">
            <text:p/>
          </draw:line>
          <draw:custom-shape draw:style-name="gr33" draw:text-style-name="P10" draw:layer="layout" svg:width="2.669cm" svg:height="1.023cm" svg:x="11.758cm" svg:y="2.963cm">
            <text:list text:style-name="L6">
              <text:list-header>
                <text:p text:style-name="P9"><text:span text:style-name="T16">32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4" draw:text-style-name="P13" draw:layer="layout" svg:x1="14.68cm" svg:y1="3.634cm" svg:x2="18.644cm" svg:y2="3.647cm">
            <text:p/>
          </draw:line>
          <draw:line draw:style-name="gr34" draw:text-style-name="P13" draw:layer="layout" svg:x1="11.439cm" svg:y1="3.664cm" svg:x2="7.713cm" svg:y2="3.664cm">
            <text:p/>
          </draw:line>
          <draw:custom-shape draw:style-name="gr35" draw:text-style-name="P10" draw:layer="layout" svg:width="5.908cm" svg:height="2.802cm" svg:x="10.529cm" svg:y="12.603cm">
            <text:list text:style-name="L6">
              <text:list-header>
                <text:p text:style-name="P9"><text:span text:style-name="T15">Datos de la</text:span><text:span text:style-name="T15"><text:line-break/></text:span><text:span text:style-name="T15">aplicación </text:span></text:p>
                <text:p text:style-name="P9"><text:span text:style-name="T15">(largo variable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6" draw:text-style-name="P10" draw:layer="layout" svg:width="8.678cm" svg:height="1.108cm" svg:x="8.89cm" svg:y="5.406cm">
            <text:list text:style-name="L6">
              <text:list-header>
                <text:p text:style-name="P9"><text:span text:style-name="T15">Número de secuenci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2" draw:text-style-name="P13" draw:layer="layout" svg:x1="7.792cm" svg:y1="7.576cm" svg:x2="18.768cm" svg:y2="7.576cm">
            <text:p/>
          </draw:line>
          <draw:custom-shape draw:style-name="gr37" draw:text-style-name="P10" draw:layer="layout" svg:width="10.795cm" svg:height="1.955cm" svg:x="7.832cm" svg:y="6.518cm">
            <text:list text:style-name="L6">
              <text:list-header>
                <text:p text:style-name="P9"><text:span text:style-name="T15">Número de acknowledge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2" draw:text-style-name="P13" draw:layer="layout" svg:x1="7.779cm" svg:y1="8.674cm" svg:x2="18.755cm" svg:y2="8.674cm">
            <text:p/>
          </draw:line>
          <draw:line draw:style-name="gr32" draw:text-style-name="P13" draw:layer="layout" svg:x1="7.766cm" svg:y1="9.759cm" svg:x2="18.741cm" svg:y2="9.759cm">
            <text:p/>
          </draw:line>
          <draw:line draw:style-name="gr32" draw:text-style-name="P13" draw:layer="layout" svg:x1="7.766cm" svg:y1="11.32cm" svg:x2="18.741cm" svg:y2="11.32cm">
            <text:p/>
          </draw:line>
          <draw:line draw:style-name="gr32" draw:text-style-name="P13" draw:layer="layout" svg:x1="13.224cm" svg:y1="9.745cm" svg:x2="13.211cm" svg:y2="7.585cm">
            <text:p/>
          </draw:line>
          <draw:custom-shape draw:style-name="gr38" draw:text-style-name="P10" draw:layer="layout" svg:width="5.988cm" svg:height="1.023cm" svg:x="12.927cm" svg:y="7.607cm">
            <text:list text:style-name="L6">
              <text:list-header>
                <text:p text:style-name="P9"><text:span text:style-name="T16">Ventana recept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10" draw:layer="layout" svg:width="6.496cm" svg:height="0.937cm" svg:x="12.857cm" svg:y="8.771cm">
            <text:list text:style-name="L6">
              <text:list-header>
                <text:p text:style-name="P9"><text:span text:style-name="T17">Puntero dato urgen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0" draw:text-style-name="P10" draw:layer="layout" svg:width="3.707cm" svg:height="1.023cm" svg:x="8.627cm" svg:y="8.652cm">
            <text:list text:style-name="L6">
              <text:list-header>
                <text:p text:style-name="P9"><text:span text:style-name="T16">checksu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" draw:text-style-name="P10" draw:layer="layout" svg:width="0.828cm" svg:height="0.937cm" svg:x="12.568cm" svg:y="7.686cm">
            <text:list text:style-name="L6">
              <text:list-header>
                <text:p text:style-name="P9"><text:span text:style-name="T17">F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2" draw:text-style-name="P13" draw:layer="layout" svg:x1="12.775cm" svg:y1="8.646cm" svg:x2="12.775cm" svg:y2="7.557cm">
            <text:p/>
          </draw:line>
          <draw:line draw:style-name="gr32" draw:text-style-name="P13" draw:layer="layout" svg:x1="12.325cm" svg:y1="8.661cm" svg:x2="12.325cm" svg:y2="7.571cm">
            <text:p/>
          </draw:line>
          <draw:line draw:style-name="gr32" draw:text-style-name="P13" draw:layer="layout" svg:x1="11.862cm" svg:y1="8.661cm" svg:x2="11.862cm" svg:y2="7.571cm">
            <text:p/>
          </draw:line>
          <draw:line draw:style-name="gr32" draw:text-style-name="P13" draw:layer="layout" svg:x1="11.412cm" svg:y1="8.673cm" svg:x2="11.412cm" svg:y2="7.584cm">
            <text:p/>
          </draw:line>
          <draw:line draw:style-name="gr32" draw:text-style-name="P13" draw:layer="layout" svg:x1="10.976cm" svg:y1="8.661cm" svg:x2="10.976cm" svg:y2="7.571cm">
            <text:p/>
          </draw:line>
          <draw:line draw:style-name="gr32" draw:text-style-name="P13" draw:layer="layout" svg:x1="10.5cm" svg:y1="8.686cm" svg:x2="10.5cm" svg:y2="7.597cm">
            <text:p/>
          </draw:line>
          <draw:custom-shape draw:style-name="gr42" draw:text-style-name="P10" draw:layer="layout" svg:width="0.858cm" svg:height="0.937cm" svg:x="12.106cm" svg:y="7.673cm">
            <text:list text:style-name="L6">
              <text:list-header>
                <text:p text:style-name="P9"><text:span text:style-name="T17">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3" draw:text-style-name="P10" draw:layer="layout" svg:width="0.891cm" svg:height="0.937cm" svg:x="11.624cm" svg:y="7.673cm">
            <text:list text:style-name="L6">
              <text:list-header>
                <text:p text:style-name="P9"><text:span text:style-name="T17">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4" draw:text-style-name="P10" draw:layer="layout" svg:width="0.841cm" svg:height="0.937cm" svg:x="11.184cm" svg:y="7.66cm">
            <text:list text:style-name="L6">
              <text:list-header>
                <text:p text:style-name="P9"><text:span text:style-name="T17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5" draw:text-style-name="P10" draw:layer="layout" svg:width="0.887cm" svg:height="0.937cm" svg:x="10.739cm" svg:y="7.66cm">
            <text:list text:style-name="L6">
              <text:list-header>
                <text:p text:style-name="P9"><text:span text:style-name="T17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6" draw:text-style-name="P10" draw:layer="layout" svg:width="0.913cm" svg:height="0.937cm" svg:x="10.276cm" svg:y="7.66cm">
            <text:list text:style-name="L6">
              <text:list-header>
                <text:p text:style-name="P9"><text:span text:style-name="T17">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7" draw:text-style-name="P10" draw:layer="layout" svg:width="1.759cm" svg:height="1.445cm" svg:x="7.552cm" svg:y="7.4cm">
            <text:list text:style-name="L6">
              <text:list-header>
                <text:p text:style-name="P9"><text:span text:style-name="T18">largo</text:span></text:p>
                <text:p text:style-name="P9"><text:span text:style-name="T18">hea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8" draw:text-style-name="P10" draw:layer="layout" svg:width="1.996cm" svg:height="1.445cm" svg:x="8.745cm" svg:y="7.4cm">
            <text:list text:style-name="L6">
              <text:list-header>
                <text:p text:style-name="P9"><text:span text:style-name="T18">No</text:span><text:span text:style-name="T18"><text:line-break/></text:span><text:span text:style-name="T18">usad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2" draw:text-style-name="P13" draw:layer="layout" svg:x1="9.097cm" svg:y1="8.661cm" svg:x2="9.097cm" svg:y2="7.571cm">
            <text:p/>
          </draw:line>
          <draw:custom-shape draw:style-name="gr49" draw:text-style-name="P10" draw:layer="layout" svg:width="9.405cm" svg:height="1.108cm" svg:x="8.501cm" svg:y="10.05cm">
            <text:list text:style-name="L6">
              <text:list-header>
                <text:p text:style-name="P9"><text:span text:style-name="T15">Opciones (largo variable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0" draw:text-style-name="P19" draw:layer="layout" svg:width="8.575cm" svg:height="1.785cm" svg:x="-0.889cm" svg:y="4.022cm">
          <text:list text:style-name="L6">
            <text:list-header>
              <text:p text:style-name="P18"><text:span text:style-name="T16">URG: urgent data </text:span></text:p>
              <text:p text:style-name="P18"><text:span text:style-name="T16">(generalmente no usado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9" draw:layer="layout" svg:width="6.331cm" svg:height="1.023cm" svg:x="0.385cm" svg:y="5.988cm">
          <text:list text:style-name="L6">
            <text:list-header>
              <text:p text:style-name="P18"><text:span text:style-name="T16">ACK: ACK # válid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19" draw:layer="layout" svg:width="6.869cm" svg:height="2.547cm" svg:x="-0.343cm" svg:y="7.197cm">
          <text:list text:style-name="L6">
            <text:list-header>
              <text:p text:style-name="P18"><text:span text:style-name="T16">PSH: push data now</text:span></text:p>
              <text:p text:style-name="P18"><text:span text:style-name="T16">(</text:span><text:span text:style-name="T17">Indica entregar datos</text:span><text:span text:style-name="T17"><text:line-break/></text:span><text:span text:style-name="T17"> a aplic. ahora</text:span><text:span text:style-name="T16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19" draw:layer="layout" svg:width="7.093cm" svg:height="4.071cm" svg:x="-0.28cm" svg:y="10.372cm">
          <text:list text:style-name="L6">
            <text:list-header>
              <text:p text:style-name="P18"><text:span text:style-name="T16">RST, SYN, FIN:</text:span></text:p>
              <text:p text:style-name="P18"><text:span text:style-name="T16">Establecimiento de</text:span><text:span text:style-name="T16"><text:line-break/></text:span><text:span text:style-name="T16">conexión</text:span></text:p>
              <text:p text:style-name="P18"><text:span text:style-name="T16">(comandos de inicio </text:span><text:span text:style-name="T16"><text:line-break/></text:span><text:span text:style-name="T16">y cierre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4" draw:text-style-name="P13" draw:layer="layout" svg:x1="6.588cm" svg:y1="5.001cm" svg:x2="10.742cm" svg:y2="7.673cm">
          <text:p/>
        </draw:line>
        <draw:line draw:style-name="gr54" draw:text-style-name="P13" draw:layer="layout" svg:x1="6.509cm" svg:y1="6.879cm" svg:x2="11.086cm" svg:y2="7.858cm">
          <text:p/>
        </draw:line>
        <draw:line draw:style-name="gr54" draw:text-style-name="P13" draw:layer="layout" svg:x1="6.562cm" svg:y1="8.439cm" svg:x2="11.642cm" svg:y2="8.042cm">
          <text:p/>
        </draw:line>
        <draw:custom-shape draw:style-name="gr55" draw:text-style-name="P15" draw:layer="layout" svg:width="6.429cm" svg:height="2.54cm" svg:x="6.562cm" svg:y="8.467cm">
          <text:p/>
          <draw:enhanced-geometry svg:viewBox="0 0 1458 444" draw:type="non-primitive" draw:enhanced-path="M 0 444  L 1248 0  L 1458 6  N"/>
        </draw:custom-shape>
        <draw:custom-shape draw:style-name="gr56" draw:text-style-name="P21" draw:layer="layout" svg:width="4.168cm" svg:height="3.309cm" svg:x="20.664cm" svg:y="8.37cm">
          <text:list text:style-name="L6">
            <text:list-header>
              <text:p text:style-name="P20"><text:span text:style-name="T16"># bytes </text:span></text:p>
              <text:p text:style-name="P20"><text:span text:style-name="T16">El Rx está</text:span><text:span text:style-name="T16"><text:line-break/></text:span><text:span text:style-name="T16">dispuesto a</text:span><text:span text:style-name="T16"><text:line-break/></text:span><text:span text:style-name="T16">acepta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21" draw:layer="layout" svg:width="5.497cm" svg:height="2.547cm" svg:x="19.813cm" svg:y="4.242cm">
          <text:list text:style-name="L6">
            <text:list-header>
              <text:p text:style-name="P20"><text:span text:style-name="T16">Cuenta bytes</text:span></text:p>
              <text:p text:style-name="P20"><text:span text:style-name="T16">de datos</text:span></text:p>
              <text:p text:style-name="P20"><text:span text:style-name="T16">(no segmento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19" draw:layer="layout" svg:width="5.281cm" svg:height="1.785cm" svg:x="1.228cm" svg:y="14.605cm">
          <text:list text:style-name="L6">
            <text:list-header>
              <text:p text:style-name="P18"><text:span text:style-name="T16">checksum</text:span></text:p>
              <text:p text:style-name="P18"><text:span text:style-name="T16">(como en UDP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4" draw:text-style-name="P13" draw:layer="layout" svg:x1="6.297cm" svg:y1="15.027cm" svg:x2="12.144cm" svg:y2="9.524cm">
          <text:p/>
        </draw:line>
        <draw:line draw:style-name="gr54" draw:text-style-name="P13" draw:layer="layout" svg:x1="20.822cm" svg:y1="9.683cm" svg:x2="18.573cm" svg:y2="8.386cm">
          <text:p/>
        </draw:line>
        <draw:line draw:style-name="gr54" draw:text-style-name="P13" draw:layer="layout" svg:x1="19.923cm" svg:y1="4.789cm" svg:x2="18.389cm" svg:y2="7.25cm">
          <text:p/>
        </draw:line>
        <draw:line draw:style-name="gr54" draw:text-style-name="P13" draw:layer="layout" svg:x1="19.869cm" svg:y1="4.763cm" svg:x2="18.282cm" svg:y2="6.218cm">
          <text:p/>
        </draw:lin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line draw:style-name="gr59" draw:text-style-name="P13" draw:layer="layout" svg:x1="13.811cm" svg:y1="13.018cm" svg:x2="21.564cm" svg:y2="14.579cm">
          <text:p/>
        </draw:line>
        <draw:line draw:style-name="gr60" draw:text-style-name="P13" draw:layer="layout" svg:x1="13.6cm" svg:y1="6.218cm" svg:x2="20.876cm" svg:y2="7.805cm">
          <text:p/>
        </draw:line>
        <draw:frame presentation:style-name="pr1" draw:text-style-name="P2" draw:layer="layout" svg:width="21.59cm" svg:height="3.175cm" svg:x="1.482cm" svg:y="0.634cm" presentation:class="title" presentation:user-transformed="true">
          <draw:text-box>
            <text:list text:style-name="L1">
              <text:list-header>
                <text:p text:style-name="P1"><text:span text:style-name="T1"># de sec. y ACKs en TCP</text:span></text:p>
              </text:list-header>
            </text:list>
          </draw:text-box>
        </draw:frame>
        <draw:frame presentation:style-name="pr7" draw:text-style-name="P2" draw:layer="layout" svg:width="10.027cm" svg:height="14.816cm" svg:x="0.846cm" svg:y="3.387cm" presentation:class="outline" presentation:user-transformed="true">
          <draw:text-box>
            <text:list text:style-name="L7">
              <text:list-header>
                <text:p text:style-name="P22"><text:span text:style-name="T19"># de Sec.:</text:span></text:p>
              </text:list-header>
            </text:list>
            <text:list text:style-name="L3">
              <text:list-item>
                <text:list>
                  <text:list-item>
                    <text:p text:style-name="P7"><text:span text:style-name="T4">“</text:span><text:span text:style-name="T4">número” del byte dentro del flujo correspondiente al primer byte del segmento de datos</text:span></text:p>
                  </text:list-item>
                </text:list>
              </text:list-item>
            </text:list>
            <text:list text:style-name="L7">
              <text:list-header>
                <text:p text:style-name="P22"><text:span text:style-name="T19">ACKs:</text:span></text:p>
              </text:list-header>
            </text:list>
            <text:list text:style-name="L3">
              <text:list-item>
                <text:list>
                  <text:list-item>
                    <text:p text:style-name="P7"><text:span text:style-name="T4"># sec. del próximo byte esperado desde el otro lado</text:span></text:p>
                  </text:list-item>
                  <text:list-item>
                    <text:p text:style-name="P7"><text:span text:style-name="T4">ACK es acumulativo</text:span></text:p>
                  </text:list-item>
                </text:list>
              </text:list-item>
            </text:list>
            <text:list text:style-name="L7">
              <text:list-header>
                <text:p text:style-name="P22"><text:span text:style-name="T8">Q:</text:span><text:span text:style-name="T4"> ¿Cómo el receptor maneja segmentos fuera de orden?</text:span></text:p>
              </text:list-header>
            </text:list>
            <text:list text:style-name="L3">
              <text:list-item>
                <text:list>
                  <text:list-item>
                    <text:p text:style-name="P7"><text:span text:style-name="T4">R: la especificación de TCP lo deja a criterio del implementador</text:span></text:p>
                  </text:list-item>
                </text:list>
              </text:list-item>
            </text:list>
          </draw:text-box>
        </draw:frame>
        <draw:frame draw:style-name="gr61" draw:text-style-name="P13" draw:layer="layout" svg:width="1.684cm" svg:height="1.337cm" svg:x="11.483cm" svg:y="3.911cm">
          <draw:image xlink:href="Pictures/2000004C000069BB000057DA2C12EC36.wmf" xlink:type="simple" xlink:show="embed" xlink:actuate="onLoad">
            <text:p/>
          </draw:image>
        </draw:frame>
        <draw:frame draw:style-name="gr61" draw:text-style-name="P13" draw:layer="layout" svg:width="1.684cm" svg:height="1.336cm" svg:x="21.273cm" svg:y="3.673cm">
          <draw:image xlink:href="Pictures/2000004C000069BB000057DA2C12EC36.wmf" xlink:type="simple" xlink:show="embed" xlink:actuate="onLoad">
            <text:p/>
          </draw:image>
        </draw:frame>
        <draw:custom-shape draw:style-name="gr62" draw:text-style-name="P10" draw:layer="layout" svg:width="2.589cm" svg:height="1.023cm" svg:x="13.29cm" svg:y="4.057cm">
          <text:list text:style-name="L6">
            <text:list-header>
              <text:p text:style-name="P9"><text:span text:style-name="T16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10" draw:layer="layout" svg:width="2.589cm" svg:height="1.023cm" svg:x="18.794cm" svg:y="4.03cm">
          <text:list text:style-name="L6">
            <text:list-header>
              <text:p text:style-name="P9"><text:span text:style-name="T16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10" draw:layer="layout" svg:width="6.725cm" svg:height="0.853cm" draw:transform="rotate (-0.205425252959732) translate (13.991cm 5.492cm)">
          <text:list text:style-name="L5">
            <text:list-header>
              <text:p text:style-name="P9"><text:span text:style-name="T20">Seq=42, ACK=79, data = ‘C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10" draw:layer="layout" svg:width="6.725cm" svg:height="0.853cm" draw:transform="rotate (0.245742358680802) translate (13.986cm 9.937cm)">
          <text:list text:style-name="L5">
            <text:list-header>
              <text:p text:style-name="P9"><text:span text:style-name="T20">Seq=79, ACK=43, data = ‘C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21" draw:layer="layout" svg:width="4.333cm" svg:height="0.853cm" draw:transform="rotate (-0.198793001802154) translate (14.29cm 12.133cm)">
          <text:list text:style-name="L5">
            <text:list-header>
              <text:p text:style-name="P20"><text:span text:style-name="T20">Seq=43, ACK=8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10" draw:layer="layout" svg:width="1.929cm" svg:height="2.289cm" svg:x="11.185cm" svg:y="5.367cm">
          <text:list text:style-name="L6">
            <text:list-header>
              <text:p text:style-name="P9"><text:span text:style-name="T17">User</text:span></text:p>
              <text:p text:style-name="P9"><text:span text:style-name="T17">tipea</text:span></text:p>
              <text:p text:style-name="P9"><text:span text:style-name="T17">‘</text:span><text:span text:style-name="T17">C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10" draw:layer="layout" svg:width="3.542cm" svg:height="2.289cm" svg:x="10.391cm" svg:y="11.24cm">
          <text:list text:style-name="L6">
            <text:list-header>
              <text:p text:style-name="P9"><text:span text:style-name="T17">host acusa</text:span><text:span text:style-name="T17"><text:line-break/></text:span><text:span text:style-name="T17">recibo de</text:span><text:span text:style-name="T17"><text:line-break/></text:span><text:span text:style-name="T17">eco ‘C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10" draw:layer="layout" svg:width="3.719cm" svg:height="2.965cm" svg:x="20.573cm" svg:y="7.192cm">
          <text:list text:style-name="L6">
            <text:list-header>
              <text:p text:style-name="P9"><text:span text:style-name="T17">host acusa </text:span><text:span text:style-name="T17"><text:line-break/></text:span><text:span text:style-name="T17">recibo de </text:span><text:span text:style-name="T17"><text:line-break/></text:span><text:span text:style-name="T17">‘C’ y envía</text:span><text:span text:style-name="T17"><text:line-break/></text:span><text:span text:style-name="T17">echo de ‘C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0" draw:text-style-name="P13" draw:layer="layout" svg:x1="20.823cm" svg:y1="8.89cm" svg:x2="13.573cm" svg:y2="11.113cm">
          <text:p/>
        </draw:line>
        <draw:line draw:style-name="gr71" draw:text-style-name="P13" draw:layer="layout" svg:x1="23.945cm" svg:y1="4.763cm" svg:x2="23.945cm" svg:y2="17.304cm">
          <text:p/>
        </draw:line>
        <draw:g>
          <draw:custom-shape draw:style-name="gr72" draw:text-style-name="P23" draw:layer="layout" svg:width="1.429cm" svg:height="0.687cm" svg:x="23.203cm" svg:y="15.557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10" draw:layer="layout" svg:width="2.729cm" svg:height="1.023cm" svg:x="22.589cm" svg:y="15.355cm">
            <text:list text:style-name="L8">
              <text:list-header>
                <text:p text:style-name="P9"><text:span text:style-name="T21">tiemp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74" draw:text-style-name="P10" draw:layer="layout" svg:width="9.616cm" svg:height="1.785cm" svg:x="13.671cm" svg:y="16.095cm">
          <text:list text:style-name="L6">
            <text:list-header>
              <text:p text:style-name="P9"><text:span text:style-name="T16">Escenario telnet simple</text:span><text:span text:style-name="T16"><text:line-break/></text:span><text:span text:style-name="T16">Con conexión ya establecid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text-style-name="P2" draw:layer="layout" svg:width="21.59cm" svg:height="3.175cm" svg:x="1.508cm" svg:y="0.369cm" presentation:class="title" presentation:user-transformed="true">
          <draw:text-box>
            <text:list text:style-name="L1">
              <text:list-header>
                <text:p text:style-name="P1"><text:span text:style-name="T14">Round Trip Time y Timeout en TCP </text:span></text:p>
              </text:list-header>
            </text:list>
          </draw:text-box>
        </draw:frame>
        <draw:frame presentation:style-name="pr2" draw:text-style-name="P2" draw:layer="layout" svg:width="9.393cm" svg:height="12.912cm" svg:x="1.613cm" svg:y="3.836cm" presentation:class="outline" presentation:user-transformed="true">
          <draw:text-box>
            <text:list text:style-name="L7">
              <text:list-header>
                <text:p text:style-name="P24"><text:span text:style-name="T22">Q:</text:span><text:span text:style-name="T23"> ¿Cómo fijar valor de timeout en TCP?</text:span></text:p>
              </text:list-header>
            </text:list>
            <text:list text:style-name="L2">
              <text:list-item>
                <text:p text:style-name="P3"><text:span text:style-name="T2">Mayor que RT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pero RTT varía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Muy corto: timeout prematuro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Retransmisiones innecesaria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Muy largo: lenta reacción a pérdidas de segmentos</text:span></text:p>
              </text:list-item>
            </text:list>
          </draw:text-box>
        </draw:frame>
        <draw:frame presentation:style-name="pr8" draw:text-style-name="P2" draw:layer="layout" svg:width="12.515cm" svg:height="12.33cm" svg:x="11.667cm" svg:y="3.757cm" presentation:class="outline" presentation:user-transformed="true">
          <draw:text-box>
            <text:list text:style-name="L7">
              <text:list-header>
                <text:p text:style-name="P24"><text:span text:style-name="T22">Q:</text:span><text:span text:style-name="T23"> ¿Cómo estimar el RTT?</text:span></text:p>
              </text:list-header>
            </text:list>
            <text:list text:style-name="L2">
              <text:list-item>
                <text:p text:style-name="P3"><text:span text:style-name="T24">SampleRTT</text:span><text:span text:style-name="T25">:</text:span><text:span text:style-name="T2"> mide timepo desde tx del segmento hasta recibo de ACK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Ignora retransmisione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6">SampleRTT</text:span><text:span text:style-name="T2"> varía, hay que suavizar el RTT estimado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Promediar varias medidas recientes, no considerar sólo el último </text:span><text:span text:style-name="T26">SampleRT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text-style-name="P2" draw:layer="layout" svg:width="21.59cm" svg:height="3.175cm" svg:x="1.508cm" svg:y="0.369cm" presentation:class="title" presentation:user-transformed="true">
          <draw:text-box>
            <text:list text:style-name="L1">
              <text:list-header>
                <text:p text:style-name="P1"><text:span text:style-name="T14">Round Trip Time y Timeout en TCP </text:span></text:p>
              </text:list-header>
            </text:list>
          </draw:text-box>
        </draw:frame>
        <draw:custom-shape draw:style-name="gr75" draw:text-style-name="P10" draw:layer="layout" svg:width="20.923cm" svg:height="1.108cm" svg:x="1.458cm" svg:y="4.022cm">
          <text:list text:style-name="L9">
            <text:list-header>
              <text:p text:style-name="P9"><text:span text:style-name="T27">EstimatedRTT = (1- </text:span><text:span text:style-name="T28"></text:span><text:span text:style-name="T27">)*EstimatedRTT + </text:span><text:span text:style-name="T28"></text:span><text:span text:style-name="T27">*SampleRT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26" draw:layer="layout" svg:width="19.632cm" svg:height="4.445cm" svg:x="3.387cm" svg:y="5.927cm">
          <text:list text:style-name="L10">
            <text:list-item>
              <text:p text:style-name="P25"><text:span text:style-name="T29">Promedio móvil ponderado exponencial</text:span></text:p>
            </text:list-item>
            <text:list-item>
              <text:p text:style-name="P25"><text:span text:style-name="T29">Influencia de las muestras pasadas decrece exponencialmente rápido</text:span></text:p>
            </text:list-item>
            <text:list-item>
              <text:p text:style-name="P25"><text:span text:style-name="T29">Valor típico: </text:span><text:span text:style-name="T30"></text:span><text:span text:style-name="T31"> =</text:span><text:span text:style-name="T29"> 0.125 = (1/8) = 3 </text:span><text:span text:style-name="T32">right shift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text-style-name="P2" draw:layer="layout" svg:width="21.59cm" svg:height="3.175cm" svg:x="1.482cm" svg:y="0.634cm" presentation:class="title" presentation:user-transformed="true">
          <draw:text-box>
            <text:list text:style-name="L1">
              <text:list-header>
                <text:p text:style-name="P1"><text:span text:style-name="T5">Ejemplo de estimación de RTT:</text:span></text:p>
              </text:list-header>
            </text:list>
          </draw:text-box>
        </draw:frame>
        <draw:frame draw:style-name="gr61" draw:text-style-name="P13" draw:layer="layout" svg:width="21.497cm" svg:height="14.715cm" svg:x="1.363cm" svg:y="2.915cm">
          <draw:image xlink:href="Pictures/20000A6800005DCC0000404DC43A206B.wmf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1" draw:text-style-name="P2" draw:layer="layout" svg:width="21.59cm" svg:height="3.175cm" svg:x="1.508cm" svg:y="0.369cm" presentation:class="title" presentation:user-transformed="true">
          <draw:text-box>
            <text:list text:style-name="L1">
              <text:list-header>
                <text:p text:style-name="P1"><text:span text:style-name="T14">Round Trip Time y Timeout en TCP</text:span></text:p>
              </text:list-header>
            </text:list>
          </draw:text-box>
        </draw:frame>
        <draw:frame presentation:style-name="pr9" draw:text-style-name="P2" draw:layer="layout" svg:width="21.219cm" svg:height="5.715cm" svg:x="1.481cm" svg:y="2.962cm" presentation:class="outline" presentation:user-transformed="true">
          <draw:text-box>
            <text:list text:style-name="L7">
              <text:list-header>
                <text:p text:style-name="P27"><text:span text:style-name="T22">Definición del timeout</text:span></text:p>
              </text:list-header>
            </text:list>
            <text:list text:style-name="L2">
              <text:list-item>
                <text:p text:style-name="P28"><text:span text:style-name="T31">EstimtedRTT</text:span><text:span text:style-name="T4"> más un “margen de seguridad”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9">Si hay gran variación en </text:span><text:span text:style-name="T33">EstimatedRTT -&gt;</text:span><text:span text:style-name="T9"> usar gran margen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Primero estimamos cuánto el SampleRTT se desvía del EstimatedRTT: </text:span></text:p>
              </text:list-item>
            </text:list>
          </draw:text-box>
        </draw:frame>
        <draw:custom-shape draw:style-name="gr77" draw:text-style-name="P10" draw:layer="layout" svg:width="17.859cm" svg:height="1.108cm" svg:x="1.486cm" svg:y="15.24cm">
          <text:list text:style-name="L9">
            <text:list-header>
              <text:p text:style-name="P9"><text:span text:style-name="T34">TimeoutInterval = EstimatedRTT + 4*DevRT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21" draw:layer="layout" svg:width="22.437cm" svg:height="2.802cm" svg:x="1.27cm" svg:y="9.525cm">
          <text:list text:style-name="L9">
            <text:list-header>
              <text:p text:style-name="P20"><text:span text:style-name="T34">DevRTT = (1-</text:span><text:span text:style-name="T35"></text:span><text:span text:style-name="T34">)*DevRTT + </text:span><text:span text:style-name="T35"></text:span><text:span text:style-name="T34">*|SampleRTT-EstimatedRTT|</text:span></text:p>
              <text:p text:style-name="P20"><text:span text:style-name="T34"/></text:p>
              <text:p text:style-name="P20"><text:span text:style-name="T34">(typically, </text:span><text:span text:style-name="T35"></text:span><text:span text:style-name="T34"> = 0.25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21" draw:layer="layout" svg:width="12.77cm" svg:height="1.108cm" svg:x="1.058cm" svg:y="13.758cm">
          <text:list text:style-name="L8">
            <text:list-header>
              <text:p text:style-name="P20"><text:span text:style-name="T36">Entonces fijamos el timeout como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draw:frame presentation:style-name="pr1" draw:text-style-name="P2" draw:layer="layout" svg:width="21.59cm" svg:height="3.175cm" svg:x="1.482cm" svg:y="0.634cm" presentation:class="title" presentation:user-transformed="true">
          <draw:text-box>
            <text:list text:style-name="L1">
              <text:list-header>
                <text:p text:style-name="P1"><text:span text:style-name="T1">Capítulo 3: Continuación</text:span></text:p>
              </text:list-header>
            </text:list>
          </draw:text-box>
        </draw:frame>
        <draw:frame presentation:style-name="pr2" draw:text-style-name="P2" draw:layer="layout" svg:width="10.583cm" svg:height="12.912cm" svg:x="1.481cm" svg:y="4.445cm" presentation:class="outline" presentation:user-transformed="true">
          <draw:text-box>
            <text:list text:style-name="L2">
              <text:list-item>
                <text:p text:style-name="P3"><text:span text:style-name="T2">3.1 Servicios de la capa transporte</text:span></text:p>
              </text:list-item>
              <text:list-item>
                <text:p text:style-name="P3"><text:span text:style-name="T2">3.2 Multiplexing y demultiplexing</text:span></text:p>
              </text:list-item>
              <text:list-item>
                <text:p text:style-name="P3"><text:span text:style-name="T2">3.3 Transporte sin conexión: UDP</text:span></text:p>
              </text:list-item>
              <text:list-item>
                <text:p text:style-name="P3"><text:span text:style-name="T2">3.4 Principios de transferencia confiable de datos</text:span></text:p>
              </text:list-item>
            </text:list>
          </draw:text-box>
        </draw:frame>
        <draw:frame presentation:style-name="pr2" draw:text-style-name="P2" draw:layer="layout" svg:width="11.898cm" svg:height="12.912cm" svg:x="11.853cm" svg:y="4.445cm" presentation:class="outline" presentation:user-transformed="true">
          <draw:text-box>
            <text:list text:style-name="L2">
              <text:list-item>
                <text:p text:style-name="P4"><text:span text:style-name="T2">3.5 Transporte orientado a la conexión: TCP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Estructura de un segmento</text:span></text:p>
                  </text:list-item>
                  <text:list-item>
                    <text:p text:style-name="P5"><text:span text:style-name="T8">Transferencia confiable de datos</text:span></text:p>
                  </text:list-item>
                  <text:list-item>
                    <text:p text:style-name="P5"><text:span text:style-name="T4">Control de flujo</text:span></text:p>
                  </text:list-item>
                  <text:list-item>
                    <text:p text:style-name="P5"><text:span text:style-name="T4">Gestión de la conexión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3.6 Principios del control de congestión</text:span></text:p>
              </text:list-item>
              <text:list-item>
                <text:p text:style-name="P4"><text:span text:style-name="T2">3.7 Control de congestión en TCP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draw:frame presentation:style-name="pr1" draw:text-style-name="P2" draw:layer="layout" svg:width="21.59cm" svg:height="3.175cm" svg:x="1.482cm" svg:y="0.634cm" presentation:class="title" presentation:user-transformed="true">
          <draw:text-box>
            <text:list text:style-name="L1">
              <text:list-header>
                <text:p text:style-name="P1"><text:span text:style-name="T14">Transferencia confiable de datos en TCP</text:span></text:p>
              </text:list-header>
            </text:list>
          </draw:text-box>
        </draw:frame>
        <draw:frame presentation:style-name="pr2" draw:text-style-name="P2" draw:layer="layout" svg:width="10.583cm" svg:height="12.912cm" svg:x="1.481cm" svg:y="4.445cm" presentation:class="outline" presentation:user-transformed="true">
          <draw:text-box>
            <text:list text:style-name="L2">
              <text:list-item>
                <text:p text:style-name="P4"><text:span text:style-name="T2">TCP crea un servicio de transferencia confiable sobre el servicio no confiable de IP</text:span></text:p>
              </text:list-item>
              <text:list-item>
                <text:p text:style-name="P4"><text:span text:style-name="T2">Usa segmentos en pipeline</text:span></text:p>
              </text:list-item>
              <text:list-item>
                <text:p text:style-name="P4"><text:span text:style-name="T2">Acks acumulativos</text:span></text:p>
              </text:list-item>
              <text:list-item>
                <text:p text:style-name="P4"><text:span text:style-name="T2">TCP usa un timer de retransmisión único</text:span></text:p>
                <text:p text:style-name="P4"><text:span text:style-name="T2"/></text:p>
              </text:list-item>
            </text:list>
          </draw:text-box>
        </draw:frame>
        <draw:frame presentation:style-name="pr2" draw:text-style-name="P2" draw:layer="layout" svg:width="10.584cm" svg:height="12.912cm" svg:x="12.488cm" svg:y="4.445cm" presentation:class="outline" presentation:user-transformed="true">
          <draw:text-box>
            <text:list text:style-name="L2">
              <text:list-item>
                <text:p text:style-name="P4"><text:span text:style-name="T2">Retransmisiones son activadas por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Eventos timeout</text:span></text:p>
                  </text:list-item>
                  <text:list-item>
                    <text:p text:style-name="P5"><text:span text:style-name="T4">Acks duplicado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Inicialmente consideremos un Tx TCP simplificado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ignora acks duplicados</text:span></text:p>
                  </text:list-item>
                  <text:list-item>
                    <text:p text:style-name="P5"><text:span text:style-name="T4">ignora control de flujo y control de congestió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">
        <draw:frame presentation:style-name="pr1" draw:text-style-name="P2" draw:layer="layout" svg:width="22.648cm" svg:height="3.175cm" svg:x="1.482cm" svg:y="-0.001cm" presentation:class="title" presentation:user-transformed="true">
          <draw:text-box>
            <text:list text:style-name="L1">
              <text:list-header>
                <text:p text:style-name="P1"><text:span text:style-name="T1">Eventos del transmisor en TCP:</text:span></text:p>
              </text:list-header>
            </text:list>
          </draw:text-box>
        </draw:frame>
        <draw:frame presentation:style-name="pr10" draw:text-style-name="P2" draw:layer="layout" svg:width="11.218cm" svg:height="15.029cm" svg:x="0.847cm" svg:y="2.962cm" presentation:class="outline" presentation:user-transformed="true">
          <draw:text-box>
            <text:list text:style-name="L7">
              <text:list-header>
                <text:p text:style-name="P30"><text:span text:style-name="T37">Datos recibidos desde aplicación:</text:span></text:p>
              </text:list-header>
            </text:list>
            <text:list text:style-name="L2">
              <text:list-item>
                <text:p text:style-name="P3"><text:span text:style-name="T2">Crea segemto con # de sec.</text:span></text:p>
              </text:list-item>
              <text:list-item>
                <text:p text:style-name="P3"><text:span text:style-name="T2"># sec es el número dentro del flujo para el primer byte del segmento</text:span></text:p>
              </text:list-item>
              <text:list-item>
                <text:p text:style-name="P3"><text:span text:style-name="T2">inicia timer si no está ya corriendo (asociar el timer al segmento más viejo sin acuse de recibo)</text:span></text:p>
              </text:list-item>
              <text:list-item>
                <text:p text:style-name="P3"><text:span text:style-name="T2">Tiempo de expiración: </text:span><text:span text:style-name="T38">TimeOutInterval </text:span></text:p>
              </text:list-item>
            </text:list>
          </draw:text-box>
        </draw:frame>
        <draw:frame presentation:style-name="pr11" draw:text-style-name="P2" draw:layer="layout" svg:width="10.583cm" svg:height="14.182cm" svg:x="12.276cm" svg:y="2.963cm" presentation:class="outline" presentation:user-transformed="true">
          <draw:text-box>
            <text:list text:style-name="L7">
              <text:list-header>
                <text:p text:style-name="P30"><text:span text:style-name="T37">timeout:</text:span></text:p>
              </text:list-header>
            </text:list>
            <text:list text:style-name="L2">
              <text:list-item>
                <text:p text:style-name="P3"><text:span text:style-name="T2">Retransmitir el segmento que causó el timeout</text:span></text:p>
              </text:list-item>
              <text:list-item>
                <text:p text:style-name="P3"><text:span text:style-name="T2">Re-iniciar el timer</text:span></text:p>
              </text:list-item>
            </text:list>
            <text:list text:style-name="L7">
              <text:list-header>
                <text:p text:style-name="P30"><text:span text:style-name="T2"><text:s/></text:span><text:span text:style-name="T37">Recepción de Ack:</text:span></text:p>
              </text:list-header>
            </text:list>
            <text:list text:style-name="L2">
              <text:list-item>
                <text:p text:style-name="P3"><text:span text:style-name="T2">Si es el ack de un segmento previo <text:s/>sin acuse de recibo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Actualizar estado sobre acuses recibidos</text:span></text:p>
                  </text:list-item>
                  <text:list-item>
                    <text:p text:style-name="P7"><text:span text:style-name="T4">Iniciar timer si hay segmentos sin acuses de recib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">
        <draw:frame presentation:style-name="pr1" draw:text-style-name="P2" draw:layer="layout" svg:width="6.562cm" svg:height="3.175cm" svg:x="18.415cm" svg:y="2.327cm" presentation:class="title" presentation:user-transformed="true">
          <draw:text-box>
            <text:list text:style-name="L1">
              <text:list-header>
                <text:p text:style-name="P1"><text:span text:style-name="T1">Tx</text:span><text:span text:style-name="T1"><text:line-break/></text:span><text:span text:style-name="T1">TCP</text:span><text:span text:style-name="T1"><text:line-break/></text:span><text:span text:style-name="T39">(simplificado</text:span></text:p>
              </text:list-header>
            </text:list>
          </draw:text-box>
        </draw:frame>
        <draw:custom-shape draw:style-name="gr80" draw:text-style-name="P21" draw:layer="layout" svg:width="17.245cm" svg:height="18.513cm" svg:x="0.635cm" svg:y="0.423cm">
          <text:list text:style-name="L5">
            <text:list-header>
              <text:p text:style-name="P20"><text:span text:style-name="T20"><text:s text:c="8"/></text:span><text:span text:style-name="T40">NextSeqNum = InitialSeqNum</text:span></text:p>
              <text:p text:style-name="P20"><text:span text:style-name="T40"><text:s text:c="7"/></text:span><text:span text:style-name="T40">SendBase = InitialSeqNum</text:span></text:p>
              <text:p text:style-name="P20"><text:span text:style-name="T40"/></text:p>
              <text:p text:style-name="P20"><text:span text:style-name="T40"><text:s text:c="8"/></text:span><text:span text:style-name="T41">loop (forever) {</text:span><text:span text:style-name="T40"> </text:span></text:p>
              <text:p text:style-name="P20"><text:span text:style-name="T40"><text:s text:c="11"/></text:span><text:span text:style-name="T42">switch(event)</text:span><text:span text:style-name="T40"> </text:span></text:p>
              <text:p text:style-name="P20"><text:span text:style-name="T40"/></text:p>
              <text:p text:style-name="P20"><text:span text:style-name="T40"><text:s text:c="11"/></text:span><text:span text:style-name="T42">event:</text:span><text:span text:style-name="T40"> datos recibidos desde la aplicación </text:span></text:p>
              <text:p text:style-name="P20"><text:span text:style-name="T40"><text:s text:c="17"/></text:span><text:span text:style-name="T40">Crear segmento TCP con número de sec. NextSeqNum </text:span></text:p>
              <text:p text:style-name="P20"><text:span text:style-name="T40"><text:s text:c="17"/></text:span><text:span text:style-name="T40">if (timer actualmente no está corriendo)</text:span></text:p>
              <text:p text:style-name="P20"><text:span text:style-name="T40"><text:s text:c="23"/></text:span><text:span text:style-name="T40">iniciar timer</text:span></text:p>
              <text:p text:style-name="P20"><text:span text:style-name="T40"><text:s text:c="17"/></text:span><text:span text:style-name="T40">pasar segmento a IP </text:span></text:p>
              <text:p text:style-name="P20"><text:span text:style-name="T40"><text:s text:c="17"/></text:span><text:span text:style-name="T40">NextSeqNum = NextSeqNum + length(data) </text:span></text:p>
              <text:p text:style-name="P20"><text:span text:style-name="T40"><text:s text:c="18"/></text:span><text:span text:style-name="T40">break;</text:span><text:span text:style-name="T40"><text:line-break/></text:span><text:span text:style-name="T40"/></text:p>
              <text:p text:style-name="P20"><text:span text:style-name="T40"><text:s text:c="12"/></text:span><text:span text:style-name="T42">event:</text:span><text:span text:style-name="T40"> timeout del timer</text:span></text:p>
              <text:p text:style-name="P20"><text:span text:style-name="T40"><text:s text:c="17"/></text:span><text:span text:style-name="T40">retransmitir segmento con menor # de sec. sin acuse</text:span></text:p>
              <text:p text:style-name="P20"><text:span text:style-name="T40"><text:s text:c="17"/></text:span><text:span text:style-name="T40">iniciar timer</text:span></text:p>
              <text:p text:style-name="P20"><text:span text:style-name="T40"><text:s text:c="17"/></text:span><text:span text:style-name="T40">break;</text:span><text:span text:style-name="T40"><text:line-break/></text:span><text:span text:style-name="T40"/></text:p>
              <text:p text:style-name="P20"><text:span text:style-name="T40"><text:s text:c="12"/></text:span><text:span text:style-name="T42">event:</text:span><text:span text:style-name="T40"> recepción de ACK con campo ACK de valor y </text:span></text:p>
              <text:p text:style-name="P20"><text:span text:style-name="T40"><text:s text:c="17"/></text:span><text:span text:style-name="T40">if (y &gt; SendBase) { </text:span></text:p>
              <text:p text:style-name="P20"><text:span text:style-name="T40"><text:s text:c="23"/></text:span><text:span text:style-name="T40">SendBase = y</text:span></text:p>
              <text:p text:style-name="P20"><text:span text:style-name="T40"><text:s text:c="22"/></text:span><text:span text:style-name="T40">if (hay segmentos sin acuse de recibo aún)</text:span></text:p>
              <text:p text:style-name="P20"><text:span text:style-name="T40"><text:s text:c="31"/></text:span><text:span text:style-name="T40">iniciar timer </text:span></text:p>
              <text:p text:style-name="P20"><text:span text:style-name="T40"><text:s text:c="22"/></text:span><text:span text:style-name="T40">} </text:span></text:p>
              <text:p text:style-name="P20"><text:span text:style-name="T40"/></text:p>
              <text:p text:style-name="P20"><text:span text:style-name="T40"><text:s text:c="9"/></text:span><text:span text:style-name="T41">} <text:s/>/* end of loop forever */</text:span><text:span text:style-name="T43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21" draw:layer="layout" svg:width="7.486cm" svg:height="7.881cm" svg:x="18.644cm" svg:y="7.408cm">
          <text:list text:style-name="L6">
            <text:list-header>
              <text:p text:style-name="P20"><text:span text:style-name="T44">Comentarios:</text:span></text:p>
            </text:list-header>
          </text:list>
          <text:list text:style-name="L11">
            <text:list-item>
              <text:p text:style-name="P20"><text:span text:style-name="T16"><text:s/></text:span><text:span text:style-name="T16">SendBase-1: último </text:span></text:p>
            </text:list-item>
          </text:list>
          <text:list text:style-name="L6">
            <text:list-header>
              <text:p text:style-name="P20"><text:span text:style-name="T16">Byte con ACK</text:span></text:p>
              <text:p text:style-name="P20"><text:span text:style-name="T44">Ejemplo:</text:span></text:p>
            </text:list-header>
          </text:list>
          <text:list text:style-name="L11">
            <text:list-item>
              <text:p text:style-name="P20"><text:span text:style-name="T16"><text:s/></text:span><text:span text:style-name="T16">SendBase-1 = 71;</text:span><text:span text:style-name="T16"><text:line-break/></text:span><text:span text:style-name="T16">y= 73, el Rx quiere</text:span><text:span text:style-name="T16"><text:line-break/></text:span><text:span text:style-name="T16">bytes 73+ ;</text:span><text:span text:style-name="T16"><text:line-break/></text:span><text:span text:style-name="T16">como y &gt; SendBase, </text:span><text:span text:style-name="T16"><text:line-break/></text:span><text:span text:style-name="T16">llegó acuse de recibo</text:span><text:span text:style-name="T16"><text:line-break/></text:span><text:span text:style-name="T16">de nuevo dato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draw:line draw:style-name="gr82" draw:text-style-name="P13" draw:layer="layout" svg:x1="23.018cm" svg:y1="8.731cm" svg:x2="16.139cm" svg:y2="11.8cm">
          <text:p/>
        </draw:line>
        <draw:line draw:style-name="gr83" draw:text-style-name="P13" draw:layer="layout" svg:x1="23.124cm" svg:y1="7.594cm" svg:x2="16.059cm" svg:y2="11.43cm">
          <text:p/>
        </draw:line>
        <draw:custom-shape draw:style-name="gr84" draw:text-style-name="P23" draw:layer="layout" svg:width="5.049cm" svg:height="0.789cm" draw:transform="rotate (-0.211882971192111) translate (17.015cm 10.075cm)">
          <text:p/>
          <draw:enhanced-geometry svg:viewBox="0 0 21600 21600" draw:type="rectangle" draw:enhanced-path="M 0 0 L 21600 0 21600 21600 0 21600 0 0 Z N"/>
        </draw:custom-shape>
        <draw:frame presentation:style-name="pr12" draw:text-style-name="P2" draw:layer="layout" svg:width="21.59cm" svg:height="2.514cm" svg:x="1.323cm" svg:y="0.661cm" presentation:class="title" presentation:user-transformed="true">
          <draw:text-box>
            <text:list text:style-name="L1">
              <text:list-header>
                <text:p text:style-name="P1"><text:span text:style-name="T14">TCP: escenarios de retransmisión</text:span></text:p>
              </text:list-header>
            </text:list>
          </draw:text-box>
        </draw:frame>
        <draw:line draw:style-name="gr85" draw:text-style-name="P13" draw:layer="layout" svg:x1="16.113cm" svg:y1="5.583cm" svg:x2="23.151cm" svg:y2="7.223cm">
          <text:p/>
        </draw:line>
        <draw:frame draw:style-name="gr61" draw:text-style-name="P13" draw:layer="layout" svg:width="1.349cm" svg:height="1.072cm" svg:x="14.967cm" svg:y="3.726cm">
          <draw:image xlink:href="Pictures/2000004C000069BB000057DA2C12EC36.wmf" xlink:type="simple" xlink:show="embed" xlink:actuate="onLoad">
            <text:p/>
          </draw:image>
        </draw:frame>
        <draw:custom-shape draw:style-name="gr86" draw:text-style-name="P10" draw:layer="layout" svg:width="2.344cm" svg:height="0.937cm" svg:x="16.112cm" svg:y="3.726cm">
          <text:list text:style-name="L6">
            <text:list-header>
              <text:p text:style-name="P9"><text:span text:style-name="T17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10" draw:layer="layout" svg:width="5.76cm" svg:height="0.853cm" draw:transform="rotate (-0.235095850243637) translate (16.788cm 6.066cm)">
          <text:list text:style-name="L5">
            <text:list-header>
              <text:p text:style-name="P9"><text:span text:style-name="T20">Seq=100, 20 bytes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10" draw:layer="layout" svg:width="2.636cm" svg:height="0.853cm" draw:transform="rotate (0.515046662263527) translate (18.696cm 9.228cm)">
          <text:list text:style-name="L5">
            <text:list-header>
              <text:p text:style-name="P9"><text:span text:style-name="T20">ACK=100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89" draw:text-style-name="P23" draw:layer="layout" svg:width="1.429cm" svg:height="0.688cm" svg:x="15.195cm" svg:y="16.713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10" draw:layer="layout" svg:width="1.937cm" svg:height="1.023cm" svg:x="14.975cm" svg:y="16.51cm">
            <text:list text:style-name="L8">
              <text:list-header>
                <text:p text:style-name="P9"><text:span text:style-name="T21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91" draw:text-style-name="P10" draw:layer="layout" svg:width="6.628cm" svg:height="1.023cm" svg:x="17.61cm" svg:y="15.875cm">
          <text:list text:style-name="L6">
            <text:list-header>
              <text:p text:style-name="P9"><text:span text:style-name="T16">Timeout prematur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1" draw:text-style-name="P13" draw:layer="layout" svg:width="1.35cm" svg:height="1.071cm" svg:x="22.348cm" svg:y="3.753cm">
          <draw:image xlink:href="Pictures/2000004C000069BB000057DA2C12EC36.wmf" xlink:type="simple" xlink:show="embed" xlink:actuate="onLoad">
            <text:p/>
          </draw:image>
        </draw:frame>
        <draw:custom-shape draw:style-name="gr92" draw:text-style-name="P10" draw:layer="layout" svg:width="2.344cm" svg:height="0.937cm" svg:x="20.317cm" svg:y="3.779cm">
          <text:list text:style-name="L6">
            <text:list-header>
              <text:p text:style-name="P9"><text:span text:style-name="T17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3" draw:text-style-name="P13" draw:layer="layout" svg:x1="16.113cm" svg:y1="10.769cm" svg:x2="23.151cm" svg:y2="12.409cm">
          <text:p/>
        </draw:line>
        <draw:custom-shape draw:style-name="gr94" draw:text-style-name="P10" draw:layer="layout" svg:width="5.209cm" svg:height="0.853cm" draw:transform="rotate (-0.205425252959732) translate (16.983cm 10.013cm)">
          <text:list text:style-name="L5">
            <text:list-header>
              <text:p text:style-name="P9"><text:span text:style-name="T20">Seq=92, 8 bytes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5" draw:text-style-name="P13" draw:layer="layout" svg:x1="16.087cm" svg:y1="5.292cm" svg:x2="16.087cm" svg:y2="16.616cm">
          <text:p/>
        </draw:line>
        <draw:line draw:style-name="gr96" draw:text-style-name="P13" draw:layer="layout" svg:x1="23.072cm" svg:y1="4.974cm" svg:x2="23.072cm" svg:y2="15.663cm">
          <text:p/>
        </draw:line>
        <draw:custom-shape draw:style-name="gr97" draw:text-style-name="P10" draw:layer="layout" svg:width="2.685cm" svg:height="0.853cm" draw:transform="rotate (0.389382956119935) translate (19.678cm 9.374cm)">
          <text:list text:style-name="L5">
            <text:list-header>
              <text:p text:style-name="P9"><text:span text:style-name="T20">ACK=12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8" draw:text-style-name="P13" draw:layer="layout" svg:x1="16.078cm" svg:y1="6.562cm" svg:x2="23.045cm" svg:y2="8.308cm">
          <text:p/>
        </draw:line>
        <draw:custom-shape draw:style-name="gr99" draw:text-style-name="P10" draw:layer="layout" svg:width="5.209cm" svg:height="0.853cm" draw:transform="rotate (-0.205425252959732) translate (17.063cm 5.065cm)">
          <text:list text:style-name="L5">
            <text:list-header>
              <text:p text:style-name="P9"><text:span text:style-name="T20">Seq=92, 8 bytes data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00" draw:text-style-name="P23" draw:layer="layout" svg:width="0.564cm" svg:height="3.669cm" svg:x="15.408cm" svg:y="6.315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10" draw:layer="layout" svg:width="4.566cm" svg:height="0.853cm" draw:transform="rotate (1.5707963267949) translate (15.191cm 10.443cm)">
            <text:list text:style-name="L6">
              <text:list-header>
                <text:p text:style-name="P9"><text:span text:style-name="T18">Seq=92 time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4" draw:text-style-name="P13" draw:layer="layout" svg:x1="15.663cm" svg:y1="6.278cm" svg:x2="15.681cm" svg:y2="5.599cm">
            <text:p/>
          </draw:line>
          <draw:line draw:style-name="gr34" draw:text-style-name="P13" draw:layer="layout" svg:x1="15.637cm" svg:y1="10.125cm" svg:x2="15.637cm" svg:y2="10.742cm">
            <text:p/>
          </draw:line>
          <draw:line draw:style-name="gr32" draw:text-style-name="P13" draw:layer="layout" svg:x1="16.095cm" svg:y1="10.769cm" svg:x2="15.593cm" svg:y2="10.769cm">
            <text:p/>
          </draw:line>
          <draw:line draw:style-name="gr32" draw:text-style-name="P13" draw:layer="layout" svg:x1="16.042cm" svg:y1="5.6cm" svg:x2="15.539cm" svg:y2="5.6cm">
            <text:p/>
          </draw:line>
        </draw:g>
        <draw:line draw:style-name="gr102" draw:text-style-name="P13" draw:layer="layout" svg:x1="23.035cm" svg:y1="12.559cm" svg:x2="16.156cm" svg:y2="15.628cm">
          <text:p/>
        </draw:line>
        <draw:custom-shape draw:style-name="gr103" draw:text-style-name="P10" draw:layer="layout" svg:width="2.686cm" svg:height="0.853cm" draw:transform="rotate (0.389382956119935) translate (19.166cm 13.342cm)">
          <text:list text:style-name="L5">
            <text:list-header>
              <text:p text:style-name="P9"><text:span text:style-name="T20">ACK=120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104" draw:text-style-name="P13" draw:layer="layout" svg:x1="10.486cm" svg:y1="7.677cm" svg:x2="6.094cm" svg:y2="9.026cm">
            <text:p/>
          </draw:line>
          <draw:line draw:style-name="gr105" draw:text-style-name="P13" draw:layer="layout" svg:x1="3.475cm" svg:y1="5.666cm" svg:x2="10.513cm" svg:y2="7.306cm">
            <text:p/>
          </draw:line>
          <draw:frame draw:style-name="gr61" draw:text-style-name="P13" draw:layer="layout" svg:width="1.35cm" svg:height="1.071cm" svg:x="2.328cm" svg:y="3.81cm">
            <draw:image xlink:href="Pictures/2000004C000069BB000057DA2C12EC36.wmf" xlink:type="simple" xlink:show="embed" xlink:actuate="onLoad">
              <text:p/>
            </draw:image>
          </draw:frame>
          <draw:custom-shape draw:style-name="gr106" draw:text-style-name="P10" draw:layer="layout" svg:width="2.344cm" svg:height="0.937cm" svg:x="3.473cm" svg:y="3.81cm">
            <text:list text:style-name="L6">
              <text:list-header>
                <text:p text:style-name="P9"><text:span text:style-name="T17">Host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7" draw:text-style-name="P10" draw:layer="layout" svg:width="5.209cm" svg:height="0.853cm" draw:transform="rotate (-0.205425252959732) translate (4.663cm 5.175cm)">
            <text:list text:style-name="L5">
              <text:list-header>
                <text:p text:style-name="P9"><text:span text:style-name="T20">Seq=92, 8 bytes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8" draw:text-style-name="P10" draw:layer="layout" svg:width="2.636cm" svg:height="0.853cm" draw:transform="rotate (0.285884931476671) translate (6.928cm 7.991cm)">
            <text:list text:style-name="L5">
              <text:list-header>
                <text:p text:style-name="P9"><text:span text:style-name="T20">ACK=10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9" draw:text-style-name="P10" draw:layer="layout" svg:width="1.73cm" svg:height="1.023cm" svg:x="5.055cm" svg:y="9.167cm">
            <text:list text:style-name="L8">
              <text:list-header>
                <text:p text:style-name="P9"><text:span text:style-name="T21">lo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0" draw:text-style-name="P10" draw:layer="layout" svg:width="2.695cm" svg:height="0.937cm" draw:transform="rotate (1.5707963267949) translate (2.452cm 9.723cm)">
            <text:list text:style-name="L6">
              <text:list-header>
                <text:p text:style-name="P9"><text:span text:style-name="T17">time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1" draw:text-style-name="P10" draw:layer="layout" svg:width="5.341cm" svg:height="1.023cm" svg:x="4.511cm" svg:y="17.308cm">
            <text:list text:style-name="L6">
              <text:list-header>
                <text:p text:style-name="P9"><text:span text:style-name="T16">Pérdida de AC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61" draw:text-style-name="P13" draw:layer="layout" svg:width="1.35cm" svg:height="1.072cm" svg:x="9.71cm" svg:y="3.836cm">
            <draw:image xlink:href="Pictures/2000004C000069BB000057DA2C12EC36.wmf" xlink:type="simple" xlink:show="embed" xlink:actuate="onLoad">
              <text:p/>
            </draw:image>
          </draw:frame>
          <draw:custom-shape draw:style-name="gr112" draw:text-style-name="P10" draw:layer="layout" svg:width="2.344cm" svg:height="0.937cm" svg:x="7.679cm" svg:y="3.862cm">
            <text:list text:style-name="L6">
              <text:list-header>
                <text:p text:style-name="P9"><text:span text:style-name="T17">Host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3" draw:text-style-name="P10" draw:layer="layout" svg:width="1.065cm" svg:height="1.277cm" svg:x="5.403cm" svg:y="8.396cm">
            <text:list text:style-name="L4">
              <text:list-header>
                <text:p text:style-name="P9"><text:span text:style-name="T45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14" draw:text-style-name="P13" draw:layer="layout" svg:x1="3.475cm" svg:y1="10.852cm" svg:x2="10.513cm" svg:y2="12.492cm">
            <text:p/>
          </draw:line>
          <draw:custom-shape draw:style-name="gr115" draw:text-style-name="P10" draw:layer="layout" svg:width="5.209cm" svg:height="0.853cm" draw:transform="rotate (-0.205425252959732) translate (4.425cm 10.175cm)">
            <text:list text:style-name="L5">
              <text:list-header>
                <text:p text:style-name="P9"><text:span text:style-name="T20">Seq=92, 8 bytes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95" draw:text-style-name="P13" draw:layer="layout" svg:x1="3.449cm" svg:y1="5.057cm" svg:x2="3.475cm" svg:y2="16.884cm">
            <text:p/>
          </draw:line>
          <draw:line draw:style-name="gr95" draw:text-style-name="P13" draw:layer="layout" svg:x1="10.434cm" svg:y1="5.057cm" svg:x2="10.46cm" svg:y2="16.884cm">
            <text:p/>
          </draw:line>
          <draw:line draw:style-name="gr116" draw:text-style-name="P13" draw:layer="layout" svg:x1="10.433cm" svg:y1="13.021cm" svg:x2="3.5cm" svg:y2="15.112cm">
            <text:p/>
          </draw:line>
          <draw:custom-shape draw:style-name="gr117" draw:text-style-name="P10" draw:layer="layout" svg:width="2.686cm" svg:height="0.853cm" draw:transform="rotate (0.269653369433124) translate (5.686cm 13.628cm)">
            <text:list text:style-name="L5">
              <text:list-header>
                <text:p text:style-name="P9"><text:span text:style-name="T20">ACK=10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4" draw:text-style-name="P13" draw:layer="layout" svg:x1="2.972cm" svg:y1="7.279cm" svg:x2="2.972cm" svg:y2="5.612cm">
            <text:p/>
          </draw:line>
          <draw:line draw:style-name="gr34" draw:text-style-name="P13" draw:layer="layout" svg:x1="2.999cm" svg:y1="9.502cm" svg:x2="2.999cm" svg:y2="10.825cm">
            <text:p/>
          </draw:line>
          <draw:custom-shape draw:style-name="gr118" draw:text-style-name="P10" draw:layer="layout" svg:width="1.937cm" svg:height="1.023cm" svg:x="2.5cm" svg:y="16.818cm">
            <text:list text:style-name="L8">
              <text:list-header>
                <text:p text:style-name="P9"><text:span text:style-name="T21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19" draw:text-style-name="P23" draw:layer="layout" svg:width="0.565cm" svg:height="3.669cm" svg:x="15.456cm" svg:y="11.509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10" draw:layer="layout" svg:width="4.566cm" svg:height="0.853cm" draw:transform="rotate (1.5707963267949) translate (15.24cm 15.638cm)">
          <text:list text:style-name="L6">
            <text:list-header>
              <text:p text:style-name="P9"><text:span text:style-name="T18">Seq=92 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4" draw:text-style-name="P13" draw:layer="layout" svg:x1="15.712cm" svg:y1="11.473cm" svg:x2="15.729cm" svg:y2="10.794cm">
          <text:p/>
        </draw:line>
        <draw:line draw:style-name="gr34" draw:text-style-name="P13" draw:layer="layout" svg:x1="15.663cm" svg:y1="15.452cm" svg:x2="15.663cm" svg:y2="16.069cm">
          <text:p/>
        </draw:line>
        <draw:line draw:style-name="gr32" draw:text-style-name="P13" draw:layer="layout" svg:x1="15.954cm" svg:y1="16.087cm" svg:x2="15.452cm" svg:y2="16.087cm">
          <text:p/>
        </draw:line>
        <draw:line draw:style-name="gr32" draw:text-style-name="P13" draw:layer="layout" svg:x1="16.09cm" svg:y1="10.795cm" svg:x2="15.587cm" svg:y2="10.795cm">
          <text:p/>
        </draw:line>
        <draw:custom-shape draw:style-name="gr121" draw:text-style-name="P10" draw:layer="layout" svg:width="3.288cm" svg:height="1.613cm" svg:x="0.314cm" svg:y="14.605cm">
          <text:list text:style-name="L6">
            <text:list-header>
              <text:p text:style-name="P9"><text:span text:style-name="T17">SendBase</text:span></text:p>
              <text:p text:style-name="P9"><text:span text:style-name="T17">= 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10" draw:layer="layout" svg:width="3.288cm" svg:height="1.613cm" svg:x="12.159cm" svg:y="11.853cm">
          <text:list text:style-name="L6">
            <text:list-header>
              <text:p text:style-name="P9"><text:span text:style-name="T17">SendBase</text:span></text:p>
              <text:p text:style-name="P9"><text:span text:style-name="T17">= 1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10" draw:layer="layout" svg:width="3.288cm" svg:height="1.613cm" svg:x="12.159cm" svg:y="15.028cm">
          <text:list text:style-name="L6">
            <text:list-header>
              <text:p text:style-name="P9"><text:span text:style-name="T17">SendBase</text:span></text:p>
              <text:p text:style-name="P9"><text:span text:style-name="T17">= 1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10" draw:layer="layout" svg:width="3.258cm" svg:height="1.613cm" svg:x="11.96cm" svg:y="10.583cm">
          <text:list text:style-name="L6">
            <text:list-header>
              <text:p text:style-name="P9"><text:span text:style-name="T17">Sendbase</text:span></text:p>
              <text:p text:style-name="P9"><text:span text:style-name="T17">= 10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3" presentation:class="page"/>
          <draw:frame presentation:style-name="pr1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4" draw:style-name="dp1" draw:master-page-name="Default" presentation:presentation-page-layout-name="AL2T19">
        <draw:frame presentation:style-name="pr1" draw:text-style-name="P2" draw:layer="layout" svg:width="22.648cm" svg:height="3.175cm" svg:x="1.482cm" svg:y="0.634cm" presentation:class="title" presentation:user-transformed="true">
          <draw:text-box>
            <text:list text:style-name="L1">
              <text:list-header>
                <text:p text:style-name="P1"><text:span text:style-name="T14">TCP escenarios de retransmisión (más)</text:span></text:p>
              </text:list-header>
            </text:list>
          </draw:text-box>
        </draw:frame>
        <draw:g>
          <draw:line draw:style-name="gr125" draw:text-style-name="P13" draw:layer="layout" svg:x1="15.14cm" svg:y1="7.677cm" svg:x2="10.749cm" svg:y2="9.027cm">
            <text:p/>
          </draw:line>
          <draw:line draw:style-name="gr126" draw:text-style-name="P13" draw:layer="layout" svg:x1="8.131cm" svg:y1="5.666cm" svg:x2="15.168cm" svg:y2="7.307cm">
            <text:p/>
          </draw:line>
          <draw:frame draw:style-name="gr61" draw:text-style-name="P13" draw:layer="layout" svg:width="1.348cm" svg:height="1.072cm" svg:x="6.562cm" svg:y="3.598cm">
            <draw:image xlink:href="Pictures/2000004C000069BB000057DA2C12EC36.wmf" xlink:type="simple" xlink:show="embed" xlink:actuate="onLoad">
              <text:p/>
            </draw:image>
          </draw:frame>
          <draw:custom-shape draw:style-name="gr127" draw:text-style-name="P10" draw:layer="layout" svg:width="2.344cm" svg:height="0.937cm" svg:x="8.129cm" svg:y="3.81cm">
            <text:list text:style-name="L6">
              <text:list-header>
                <text:p text:style-name="P9"><text:span text:style-name="T17">Host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8" draw:text-style-name="P10" draw:layer="layout" svg:width="5.209cm" svg:height="0.853cm" draw:transform="rotate (-0.205425252959732) translate (9.319cm 5.175cm)">
            <text:list text:style-name="L5">
              <text:list-header>
                <text:p text:style-name="P9"><text:span text:style-name="T20">Seq=92, 8 bytes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9" draw:text-style-name="P10" draw:layer="layout" svg:width="2.636cm" svg:height="0.853cm" draw:transform="rotate (0.285884931476671) translate (12.21cm 7.586cm)">
            <text:list text:style-name="L5">
              <text:list-header>
                <text:p text:style-name="P9"><text:span text:style-name="T20">ACK=10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0" draw:text-style-name="P10" draw:layer="layout" svg:width="1.73cm" svg:height="1.023cm" svg:x="9.711cm" svg:y="9.168cm">
            <text:list text:style-name="L8">
              <text:list-header>
                <text:p text:style-name="P9"><text:span text:style-name="T21">lo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1" draw:text-style-name="P10" draw:layer="layout" svg:width="2.695cm" svg:height="0.937cm" draw:transform="rotate (1.5707963267949) translate (7.108cm 9.723cm)">
            <text:list text:style-name="L6">
              <text:list-header>
                <text:p text:style-name="P9"><text:span text:style-name="T17">time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2" draw:text-style-name="P10" draw:layer="layout" svg:width="5.502cm" svg:height="1.023cm" svg:x="9.615cm" svg:y="15.875cm">
            <text:list text:style-name="L6">
              <text:list-header>
                <text:p text:style-name="P9"><text:span text:style-name="T16">ACK acumulad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61" draw:text-style-name="P13" draw:layer="layout" svg:width="1.349cm" svg:height="1.072cm" svg:x="15.239cm" svg:y="3.81cm">
            <draw:image xlink:href="Pictures/2000004C000069BB000057DA2C12EC36.wmf" xlink:type="simple" xlink:show="embed" xlink:actuate="onLoad">
              <text:p/>
            </draw:image>
          </draw:frame>
          <draw:custom-shape draw:style-name="gr133" draw:text-style-name="P10" draw:layer="layout" svg:width="2.344cm" svg:height="0.937cm" svg:x="12.678cm" svg:y="3.81cm">
            <text:list text:style-name="L6">
              <text:list-header>
                <text:p text:style-name="P9"><text:span text:style-name="T17">Host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4" draw:text-style-name="P10" draw:layer="layout" svg:width="1.065cm" svg:height="1.277cm" svg:x="10.058cm" svg:y="8.396cm">
            <text:list text:style-name="L4">
              <text:list-header>
                <text:p text:style-name="P9"><text:span text:style-name="T45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35" draw:text-style-name="P13" draw:layer="layout" svg:x1="8.043cm" svg:y1="7.832cm" svg:x2="15.08cm" svg:y2="9.472cm">
            <text:p/>
          </draw:line>
          <draw:custom-shape draw:style-name="gr136" draw:text-style-name="P10" draw:layer="layout" svg:width="5.76cm" svg:height="0.853cm" draw:transform="rotate (-0.205425252959732) translate (8.955cm 7.253cm)">
            <text:list text:style-name="L5">
              <text:list-header>
                <text:p text:style-name="P9"><text:span text:style-name="T20">Seq=100, 20 bytes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95" draw:text-style-name="P13" draw:layer="layout" svg:x1="8.043cm" svg:y1="4.022cm" svg:x2="8.068cm" svg:y2="15.002cm">
            <text:p/>
          </draw:line>
          <draw:line draw:style-name="gr95" draw:text-style-name="P13" draw:layer="layout" svg:x1="15.028cm" svg:y1="4.233cm" svg:x2="15.053cm" svg:y2="15.214cm">
            <text:p/>
          </draw:line>
          <draw:line draw:style-name="gr137" draw:text-style-name="P13" draw:layer="layout" svg:x1="14.973cm" svg:y1="9.737cm" svg:x2="8.042cm" svg:y2="11.827cm">
            <text:p/>
          </draw:line>
          <draw:custom-shape draw:style-name="gr138" draw:text-style-name="P10" draw:layer="layout" svg:width="2.684cm" svg:height="0.853cm" draw:transform="rotate (0.269653369433124) translate (9.884cm 11.38cm)">
            <text:list text:style-name="L5">
              <text:list-header>
                <text:p text:style-name="P9"><text:span text:style-name="T20">ACK=12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4" draw:text-style-name="P13" draw:layer="layout" svg:x1="7.628cm" svg:y1="7.28cm" svg:x2="7.628cm" svg:y2="5.614cm">
            <text:p/>
          </draw:line>
          <draw:line draw:style-name="gr34" draw:text-style-name="P13" draw:layer="layout" svg:x1="7.653cm" svg:y1="9.503cm" svg:x2="7.618cm" svg:y2="13.547cm">
            <text:p/>
          </draw:line>
          <draw:custom-shape draw:style-name="gr139" draw:text-style-name="P10" draw:layer="layout" svg:width="1.937cm" svg:height="1.023cm" svg:x="7.142cm" svg:y="15.028cm">
            <text:list text:style-name="L8">
              <text:list-header>
                <text:p text:style-name="P9"><text:span text:style-name="T21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40" draw:text-style-name="P10" draw:layer="layout" svg:width="3.288cm" svg:height="1.613cm" svg:x="4.124cm" svg:y="11.007cm">
          <text:list text:style-name="L6">
            <text:list-header>
              <text:p text:style-name="P9"><text:span text:style-name="T17">SendBase</text:span></text:p>
              <text:p text:style-name="P9"><text:span text:style-name="T17">= 12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draw:frame presentation:style-name="pr1" draw:text-style-name="P2" draw:layer="layout" svg:width="21.59cm" svg:height="3.175cm" svg:x="1.482cm" svg:y="0.634cm" presentation:class="title" presentation:user-transformed="true">
          <draw:text-box>
            <text:list text:style-name="L1">
              <text:list-header>
                <text:p text:style-name="P1"><text:span text:style-name="T14">Generación de ACK en TCP</text:span><text:span text:style-name="T46"> </text:span><text:span text:style-name="T47">[RFC 1122, RFC 2581]</text:span></text:p>
              </text:list-header>
            </text:list>
          </draw:text-box>
        </draw:frame>
        <draw:custom-shape draw:style-name="gr141" draw:text-style-name="P21" draw:layer="layout" svg:width="10.886cm" svg:height="13.469cm" svg:x="1.27cm" svg:y="4.233cm">
          <text:list text:style-name="L4">
            <text:list-header>
              <text:p text:style-name="P20"><text:span text:style-name="T45">Evento en Receptor</text:span></text:p>
            </text:list-header>
          </text:list>
          <text:list text:style-name="L5">
            <text:list-header>
              <text:p text:style-name="P20"><text:span text:style-name="T48"/></text:p>
              <text:p text:style-name="P20"><text:span text:style-name="T48">Llegada de segmento en orden con</text:span></text:p>
              <text:p text:style-name="P20"><text:span text:style-name="T48"># sec. esperado. <text:s/>Ya se envió el</text:span><text:span text:style-name="T48"><text:line-break/></text:span><text:span text:style-name="T48">ACK de todo lo previo.</text:span></text:p>
              <text:p text:style-name="P20"><text:span text:style-name="T48"/></text:p>
              <text:p text:style-name="P20"><text:span text:style-name="T48">Llegada de segmento en orden con</text:span><text:span text:style-name="T48"><text:line-break/></text:span><text:span text:style-name="T48"># sec. esperado. Algún segmento</text:span><text:span text:style-name="T48"><text:line-break/></text:span><text:span text:style-name="T48">tiene ACK pendiente</text:span></text:p>
              <text:p text:style-name="P20"><text:span text:style-name="T48"/></text:p>
              <text:p text:style-name="P20"><text:span text:style-name="T48">Llegada de segmento fuera de orden</text:span><text:span text:style-name="T48"><text:line-break/></text:span><text:span text:style-name="T48">con # sec. mayor al esperado. </text:span><text:span text:style-name="T48"><text:line-break/></text:span><text:span text:style-name="T48">Se detecta un vacío.</text:span></text:p>
              <text:p text:style-name="P20"><text:span text:style-name="T48"/></text:p>
              <text:p text:style-name="P20"><text:span text:style-name="T48">Llegada de segmento que llena el</text:span><text:span text:style-name="T48"><text:line-break/></text:span><text:span text:style-name="T48">vacío parcialmente o completamente</text:span></text:p>
              <text:p text:style-name="P20"><text:span text:style-name="T4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21" draw:layer="layout" svg:width="12.58cm" svg:height="12.707cm" svg:x="12.541cm" svg:y="4.291cm">
          <text:list text:style-name="L4">
            <text:list-header>
              <text:p text:style-name="P20"><text:span text:style-name="T45">TCP acción del receptor</text:span></text:p>
            </text:list-header>
          </text:list>
          <text:list text:style-name="L5">
            <text:list-header>
              <text:p text:style-name="P20"><text:span text:style-name="T48"/></text:p>
              <text:p text:style-name="P20"><text:span text:style-name="T48">ACK retardado. Espera hasta 500ms</text:span><text:span text:style-name="T48"><text:line-break/></text:span><text:span text:style-name="T48">por próximo segmento. Si no llega</text:span><text:span text:style-name="T48"><text:line-break/></text:span><text:span text:style-name="T48">otro segmento enviar ACK</text:span></text:p>
              <text:p text:style-name="P20"><text:span text:style-name="T48"/></text:p>
              <text:p text:style-name="P20"><text:span text:style-name="T48">Enviar inmediatamente un ACK acumulado</text:span><text:span text:style-name="T48"><text:line-break/></text:span><text:span text:style-name="T48">se da acuse así a ambos segmentos</text:span><text:span text:style-name="T48"><text:line-break/></text:span><text:span text:style-name="T48">en orden.</text:span></text:p>
              <text:p text:style-name="P20"><text:span text:style-name="T48"/></text:p>
              <text:p text:style-name="P20"><text:span text:style-name="T48">Enviar inmediatamente un ACK duplicado,</text:span><text:span text:style-name="T48"><text:line-break/></text:span><text:span text:style-name="T48">indicando # sec. Próximo byte esperado</text:span></text:p>
              <text:p text:style-name="P20"><text:span text:style-name="T48"/></text:p>
              <text:p text:style-name="P20"><text:span text:style-name="T48"/></text:p>
              <text:p text:style-name="P20"><text:span text:style-name="T48">Enviar inmediatamente un ACK cuando </text:span><text:span text:style-name="T48"><text:line-break/></text:span><text:span text:style-name="T48">segmento se ubique al inicio del vacío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3" draw:text-style-name="P13" draw:layer="layout" svg:x1="2.434cm" svg:y1="5.583cm" svg:x2="23.178cm" svg:y2="5.609cm">
          <text:p/>
        </draw:line>
        <draw:line draw:style-name="gr143" draw:text-style-name="P13" draw:layer="layout" svg:x1="2.355cm" svg:y1="8.89cm" svg:x2="23.125cm" svg:y2="8.864cm">
          <text:p/>
        </draw:line>
        <draw:line draw:style-name="gr143" draw:text-style-name="P13" draw:layer="layout" svg:x1="2.381cm" svg:y1="11.959cm" svg:x2="23.23cm" svg:y2="11.959cm">
          <text:p/>
        </draw:line>
        <draw:line draw:style-name="gr143" draw:text-style-name="P13" draw:layer="layout" svg:x1="2.408cm" svg:y1="15.028cm" svg:x2="23.204cm" svg:y2="15.055cm">
          <text:p/>
        </draw:line>
        <draw:line draw:style-name="gr143" draw:text-style-name="P13" draw:layer="layout" svg:x1="12.012cm" svg:y1="4.736cm" svg:x2="12.012cm" svg:y2="16.828cm">
          <text:p/>
        </draw:line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">
        <draw:frame presentation:style-name="pr1" draw:text-style-name="P2" draw:layer="layout" svg:width="21.59cm" svg:height="3.175cm" svg:x="1.482cm" svg:y="0.634cm" presentation:class="title" presentation:user-transformed="true">
          <draw:text-box>
            <text:list text:style-name="L1">
              <text:list-header>
                <text:p text:style-name="P1"><text:span text:style-name="T1">Retransmisiones Rápidas</text:span></text:p>
              </text:list-header>
            </text:list>
          </draw:text-box>
        </draw:frame>
        <draw:frame presentation:style-name="pr14" draw:text-style-name="P2" draw:layer="layout" svg:width="10.583cm" svg:height="13.547cm" svg:x="1.481cm" svg:y="4.444cm" presentation:class="outline" presentation:user-transformed="true">
          <draw:text-box>
            <text:list text:style-name="L2">
              <text:list-item>
                <text:p text:style-name="P3"><text:span text:style-name="T2">Periodo de Time-out es a menudo largo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Largo retardo antes de re-envío de paquetes perdido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Se detecta paquetes perdidos vía ACKs duplicados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Tx a menudo envía muchos segmentos seguidos</text:span></text:p>
                  </text:list-item>
                  <text:list-item>
                    <text:p text:style-name="P7"><text:span text:style-name="T4">Si un segmento es perdido, probablemente habrá muchos ACKs duplicados.</text:span></text:p>
                    <text:p text:style-name="P7"><text:span text:style-name="T4"/>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11.007cm" svg:height="12.912cm" svg:x="12.487cm" svg:y="4.445cm" presentation:class="outline" presentation:user-transformed="true">
          <draw:text-box>
            <text:list text:style-name="L2">
              <text:list-item>
                <text:p text:style-name="P3"><text:span text:style-name="T2">Si Tx recibe 3 ACKs de un mismo dato, éste supone que el segmento después de este dato se perdió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9">Retransmisiones rápidas:</text:span><text:span text:style-name="T8"> </text:span><text:span text:style-name="T4">reenviar el segmento antes que el timer expi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">
        <draw:custom-shape draw:style-name="gr144" draw:text-style-name="P21" draw:layer="layout" svg:width="17.634cm" svg:height="9.911cm" svg:x="1.693cm" svg:y="4.445cm">
          <text:list text:style-name="L5">
            <text:list-header>
              <text:p text:style-name="P20"><text:span text:style-name="T20"><text:s/></text:span></text:p>
              <text:p text:style-name="P20"><text:span text:style-name="T20"><text:s/></text:span><text:span text:style-name="T49">event:</text:span><text:span text:style-name="T48"> Llega ACK, con campo ACK de valor y </text:span></text:p>
              <text:p text:style-name="P20"><text:span text:style-name="T48"><text:s text:c="17"/></text:span><text:span text:style-name="T48">if (y &gt; SendBase) { </text:span></text:p>
              <text:p text:style-name="P20"><text:span text:style-name="T48"><text:s text:c="23"/></text:span><text:span text:style-name="T48">SendBase = y</text:span></text:p>
              <text:p text:style-name="P20"><text:span text:style-name="T48"><text:s text:c="23"/></text:span><text:span text:style-name="T48">if (hay segmentos sin acuse de recibo aún)</text:span></text:p>
              <text:p text:style-name="P20"><text:span text:style-name="T48"><text:s text:c="29"/></text:span><text:span text:style-name="T48">iniciar timer </text:span></text:p>
              <text:p text:style-name="P20"><text:span text:style-name="T48"><text:s text:c="21"/></text:span><text:span text:style-name="T48">} </text:span></text:p>
              <text:p text:style-name="P20"><text:span text:style-name="T48"><text:s text:c="17"/></text:span><text:span text:style-name="T48">else { <text:s/>// y==SendBase</text:span></text:p>
              <text:p text:style-name="P20"><text:span text:style-name="T48"><text:s text:c="25"/></text:span><text:span text:style-name="T48">incrementar cuenta de ACKs de</text:span><text:span text:style-name="T50"> y</text:span><text:span text:style-name="T48"> duplicados</text:span></text:p>
              <text:p text:style-name="P20"><text:span text:style-name="T48"><text:s text:c="25"/></text:span><text:span text:style-name="T48">if (cuenta de ACKs de</text:span><text:span text:style-name="T50"> y</text:span><text:span text:style-name="T48"> duplicados = 3) {</text:span></text:p>
              <text:p text:style-name="P20"><text:span text:style-name="T48"><text:s text:c="31"/></text:span><text:span text:style-name="T48">re-enviar segmento con # de secuencia </text:span><text:span text:style-name="T50">y</text:span></text:p>
              <text:p text:style-name="P20"><text:span text:style-name="T48"><text:s text:c="26"/></text:span><text:span text:style-name="T48">}</text:span></text:p>
              <text:p text:style-name="P20"><text:span text:style-name="T40"><text:s text:c="9"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3.175cm" svg:x="1.482cm" svg:y="0.634cm" presentation:class="title" presentation:user-transformed="true">
          <draw:text-box>
            <text:list text:style-name="L1">
              <text:list-header>
                <text:p text:style-name="P1"><text:span text:style-name="T14">Algoritmo de retransmisión rápida:</text:span></text:p>
              </text:list-header>
            </text:list>
          </draw:text-box>
        </draw:frame>
        <draw:custom-shape draw:style-name="gr145" draw:text-style-name="P21" draw:layer="layout" svg:width="7.076cm" svg:height="2.547cm" svg:x="0.635cm" svg:y="14.962cm">
          <text:list text:style-name="L8">
            <text:list-header>
              <text:p text:style-name="P20"><text:span text:style-name="T21">ACK duplicado de un</text:span><text:span text:style-name="T21"><text:line-break/></text:span><text:span text:style-name="T21">segmento con ACK</text:span><text:span text:style-name="T21"><text:line-break/></text:span><text:span text:style-name="T21">recibid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6" draw:text-style-name="P13" draw:layer="layout" svg:x1="3.175cm" svg:y1="14.817cm" svg:x2="5.292cm" svg:y2="10.583cm">
          <text:p/>
        </draw:line>
        <draw:custom-shape draw:style-name="gr147" draw:text-style-name="P10" draw:layer="layout" svg:width="7.254cm" svg:height="1.023cm" svg:x="9.109cm" svg:y="15.143cm">
          <text:list text:style-name="L8">
            <text:list-header>
              <text:p text:style-name="P9"><text:span text:style-name="T21">Retransmisión rápid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6" draw:text-style-name="P13" draw:layer="layout" svg:x1="13.335cm" svg:y1="15.24cm" svg:x2="12.065cm" svg:y2="12.7cm">
          <text:p/>
        </draw:line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">
        <draw:frame presentation:style-name="pr1" draw:text-style-name="P2" draw:layer="layout" svg:width="21.59cm" svg:height="3.175cm" svg:x="1.482cm" svg:y="0.634cm" presentation:class="title" presentation:user-transformed="true">
          <draw:text-box>
            <text:list text:style-name="L1">
              <text:list-header>
                <text:p text:style-name="P1"><text:span text:style-name="T1">Capítulo 3: Continuación</text:span></text:p>
              </text:list-header>
            </text:list>
          </draw:text-box>
        </draw:frame>
        <draw:frame presentation:style-name="pr2" draw:text-style-name="P2" draw:layer="layout" svg:width="10.583cm" svg:height="12.912cm" svg:x="1.481cm" svg:y="4.445cm" presentation:class="outline" presentation:user-transformed="true">
          <draw:text-box>
            <text:list text:style-name="L2">
              <text:list-item>
                <text:p text:style-name="P3"><text:span text:style-name="T2">3.1 Servicios de la capa transporte</text:span></text:p>
              </text:list-item>
              <text:list-item>
                <text:p text:style-name="P3"><text:span text:style-name="T2">3.2 Multiplexing y demultiplexing</text:span></text:p>
              </text:list-item>
              <text:list-item>
                <text:p text:style-name="P3"><text:span text:style-name="T2">3.3 Transporte sin conexión: UDP</text:span></text:p>
              </text:list-item>
              <text:list-item>
                <text:p text:style-name="P3"><text:span text:style-name="T2">3.4 Principios de transferencia confiable de datos</text:span></text:p>
              </text:list-item>
            </text:list>
          </draw:text-box>
        </draw:frame>
        <draw:frame presentation:style-name="pr2" draw:text-style-name="P2" draw:layer="layout" svg:width="11.898cm" svg:height="12.912cm" svg:x="11.853cm" svg:y="4.445cm" presentation:class="outline" presentation:user-transformed="true">
          <draw:text-box>
            <text:list text:style-name="L2">
              <text:list-item>
                <text:p text:style-name="P4"><text:span text:style-name="T2">3.5 Transporte orientado a la conexión: TCP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Estructura de un segmento</text:span></text:p>
                  </text:list-item>
                  <text:list-item>
                    <text:p text:style-name="P5"><text:span text:style-name="T4">Transferencia confiable de datos</text:span></text:p>
                  </text:list-item>
                  <text:list-item>
                    <text:p text:style-name="P5"><text:span text:style-name="T8">Control de flujo</text:span></text:p>
                  </text:list-item>
                  <text:list-item>
                    <text:p text:style-name="P5"><text:span text:style-name="T4">Administración de conexión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3.6 Principios del control de congestión</text:span></text:p>
              </text:list-item>
              <text:list-item>
                <text:p text:style-name="P4"><text:span text:style-name="T2">3.7 Control de congestión en TCP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8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37 237" svg:d="M119 0l118 237h-237z"/>
    <draw:marker draw:name="Arrowheads_20_10" draw:display-name="Arrowheads 10" svg:viewBox="0 0 237 237" svg:d="M119 0l118 237h-237z"/>
    <draw:marker draw:name="Arrowheads_20_11" draw:display-name="Arrowheads 11" svg:viewBox="0 0 237 237" svg:d="M119 0l118 237h-237z"/>
    <draw:marker draw:name="Arrowheads_20_12" draw:display-name="Arrowheads 12" svg:viewBox="0 0 237 237" svg:d="M119 0l118 237h-237z"/>
    <draw:marker draw:name="Arrowheads_20_13" draw:display-name="Arrowheads 13" svg:viewBox="0 0 237 237" svg:d="M119 0l118 237h-237z"/>
    <draw:marker draw:name="Arrowheads_20_14" draw:display-name="Arrowheads 14" svg:viewBox="0 0 237 237" svg:d="M119 0l118 237h-237z"/>
    <draw:marker draw:name="Arrowheads_20_15" draw:display-name="Arrowheads 15" svg:viewBox="0 0 237 237" svg:d="M119 0l118 237h-237z"/>
    <draw:marker draw:name="Arrowheads_20_16" draw:display-name="Arrowheads 16" svg:viewBox="0 0 237 237" svg:d="M119 0l118 237h-237z"/>
    <draw:marker draw:name="Arrowheads_20_17" draw:display-name="Arrowheads 17" svg:viewBox="0 0 237 237" svg:d="M119 0l118 237h-237z"/>
    <draw:marker draw:name="Arrowheads_20_18" draw:display-name="Arrowheads 18" svg:viewBox="0 0 237 237" svg:d="M119 0l118 237h-237z"/>
    <draw:marker draw:name="Arrowheads_20_2" draw:display-name="Arrowheads 2" svg:viewBox="0 0 237 237" svg:d="M119 0l118 237h-237z"/>
    <draw:marker draw:name="Arrowheads_20_3" draw:display-name="Arrowheads 3" svg:viewBox="0 0 237 237" svg:d="M119 0l118 237h-237z"/>
    <draw:marker draw:name="Arrowheads_20_4" draw:display-name="Arrowheads 4" svg:viewBox="0 0 237 237" svg:d="M119 0l118 237h-237z"/>
    <draw:marker draw:name="Arrowheads_20_5" draw:display-name="Arrowheads 5" svg:viewBox="0 0 237 237" svg:d="M119 0l118 237h-237z"/>
    <draw:marker draw:name="Arrowheads_20_6" draw:display-name="Arrowheads 6" svg:viewBox="0 0 237 237" svg:d="M119 0l118 237h-237z"/>
    <draw:marker draw:name="Arrowheads_20_7" draw:display-name="Arrowheads 7" svg:viewBox="0 0 237 237" svg:d="M119 0l118 237h-237z"/>
    <draw:marker draw:name="Arrowheads_20_8" draw:display-name="Arrowheads 8" svg:viewBox="0 0 237 237" svg:d="M119 0l118 237h-237z"/>
    <draw:marker draw:name="Arrowheads_20_9" draw:display-name="Arrowheads 9" svg:viewBox="0 0 237 237" svg:d="M119 0l118 237h-237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">
            <style:list-level-properties text:min-label-width="0.952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2" text:bullet-char="">
            <style:list-level-properties text:space-before="1.27cm" text:min-label-width="0.793cm"/>
            <style:text-properties fo:font-family="ZapfDingbats" style:font-family-generic="decorative" style:font-pitch="variable" style:font-charset="x-symbol" fo:color="#3333cc" fo:font-size="7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omic Sans M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2" text:bullet-char="">
            <style:list-level-properties text:space-before="1.27cm" text:min-label-width="0.793cm"/>
            <style:text-properties fo:font-family="ZapfDingbats" style:font-family-generic="decorative" style:font-pitch="variable" style:font-charset="x-symbol" fo:color="#3333cc" fo:font-size="7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omic Sans M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">
            <style:list-level-properties text:space-before="1.27cm"/>
            <style:text-properties fo:font-family="ZapfDingbats" style:font-family-generic="decorative" style:font-pitch="variable" style:font-charset="x-symbol" fo:color="#3333cc" fo:font-size="75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cc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cc" style:text-outline="false" style:text-line-through-style="none" style:text-line-through-type="none" style:text-position="0% 100%" style:font-name="Comic Sans MS" fo:font-family="'Comic Sans MS'" style:font-family-generic="script" style:font-pitch="variable" fo:font-size="40pt" fo:font-style="normal" fo:text-shadow="none" style:text-underline-style="solid" style:text-underline-width="auto" style:text-underline-color="font-color" fo:font-weight="normal" fo:background-color="transparent" style:font-name-asian="DejaVu Sans" style:font-family-asian="'DejaVu Sans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271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8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language="es" fo:country="ES" style:language-asian="es" style:country-asian="ES" style:language-complex="es" style:country-complex="E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1.59cm" svg:height="3.175cm" svg:x="1.482cm" svg:y="0.634cm" presentation:class="title" presentation:placeholder="true">
        <draw:text-box/>
      </draw:frame>
      <draw:frame presentation:style-name="Default-outline1" draw:layer="backgroundobjects" svg:width="21.59cm" svg:height="12.912cm" svg:x="1.482cm" svg:y="4.445cm" presentation:class="outline" presentation:placeholder="true">
        <draw:text-box/>
      </draw:frame>
      <draw:frame presentation:style-name="Mpr1" draw:text-style-name="MP6" draw:layer="backgroundobjects" svg:width="5.292cm" svg:height="1.27cm" svg:x="1.905cm" svg:y="17.3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15.028cm" svg:y="17.78cm" presentation:class="footer">
        <draw:text-box>
          <text:list text:style-name="ML1">
            <text:list-header>
              <text:p><text:span text:style-name="MT2"><presentation:footer/></text:span><text:span text:style-name="MT2">Capa Transporte</text:span></text:p>
            </text:list-header>
          </text:list>
        </draw:text-box>
      </draw:frame>
      <draw:frame presentation:style-name="Mpr1" draw:text-style-name="MP6" draw:layer="backgroundobjects" svg:width="1.878cm" svg:height="1.27cm" svg:x="22.675cm" svg:y="17.78cm" presentation:class="page-number">
        <draw:text-box>
          <text:list text:style-name="ML1">
            <text:list-header>
              <text:p><text:span text:style-name="MT2">3-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" draw:text-style-name="MP7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7" draw:text-style-name="MP8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8" draw:text-style-name="MP7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9" draw:text-style-name="MP8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3rd Edition: Chapter 3</dc:title>
    <meta:initial-creator>Jim Kurose &amp; Keith Ross</meta:initial-creator>
    <meta:creation-date>1999-10-08T16:08:27</meta:creation-date>
    <dc:creator> Agustín J. González</dc:creator>
    <dc:date>2005-05-13T10:08:30.907000000</dc:date>
    <meta:print-date>2000-04-27T06:23:27</meta:print-date>
    <meta:editing-cycles>172</meta:editing-cycles>
    <meta:editing-duration>P3DT20H41M13S</meta:editing-duration>
    <meta:document-statistic meta:object-count="330"/>
    <meta:generator>LibreOffice/5.0.1.2$Linux_X86_64 LibreOffice_project/81898c9f5c0d43f3473ba111d7b351050be20261</meta:generator>
  </office:meta>
</office:document-meta>
</file>